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401376216379468" calcext:value-type="float">
            <text:p>0.4013762164</text:p>
          </table:table-cell>
          <table:table-cell office:value-type="float" office:value="0.172282207969294" calcext:value-type="float">
            <text:p>0.172282208</text:p>
          </table:table-cell>
          <table:table-cell/>
          <table:table-cell office:value-type="float" office:value="0.039284352470297" calcext:value-type="float">
            <text:p>0.03928435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494251477114458" calcext:value-type="float">
            <text:p>0.4942514771</text:p>
          </table:table-cell>
          <table:table-cell office:value-type="float" office:value="-0.000125252461993741" calcext:value-type="float">
            <text:p>-0.0001252525</text:p>
          </table:table-cell>
          <table:table-cell/>
          <table:table-cell office:value-type="float" office:value="-0.00343431568229752" calcext:value-type="float">
            <text:p>-0.0034343157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0.441248962213803" calcext:value-type="float">
            <text:p>0.4412489622</text:p>
          </table:table-cell>
          <table:table-cell office:value-type="float" office:value="0.13254134720134" calcext:value-type="float">
            <text:p>0.1325413472</text:p>
          </table:table-cell>
          <table:table-cell/>
          <table:table-cell office:value-type="float" office:value="0.0312440499488642" calcext:value-type="float">
            <text:p>0.031244049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.484864741156506" calcext:value-type="float">
            <text:p>0.4848647412</text:p>
          </table:table-cell>
          <table:table-cell table:style-name="ce1" office:value-type="float" office:value="-0.0000848450139161387" calcext:value-type="float">
            <text:p>-8.48E-05</text:p>
          </table:table-cell>
          <table:table-cell/>
          <table:table-cell office:value-type="float" office:value="-0.00486423128530948" calcext:value-type="float">
            <text:p>-0.0048642313</text:p>
          </table:table-cell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sc_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=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0202" calcext:value-type="float">
            <text:p>0.310202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0312362" calcext:value-type="float">
            <text:p>0.0312362</text:p>
          </table:table-cell>
          <table:table-cell office:value-type="float" office:value="0.288114" calcext:value-type="float">
            <text:p>0.288114</text:p>
          </table:table-cell>
          <table:table-cell office:value-type="float" office:value="0.189568" calcext:value-type="float">
            <text:p>0.189568</text:p>
          </table:table-cell>
          <table:table-cell office:value-type="float" office:value="0.809041" calcext:value-type="float">
            <text:p>0.809041</text:p>
          </table:table-cell>
          <table:table-cell office:value-type="float" office:value="0.638185" calcext:value-type="float">
            <text:p>0.638185</text:p>
          </table:table-cell>
          <table:table-cell office:value-type="float" office:value="0.883014" calcext:value-type="float">
            <text:p>0.883014</text:p>
          </table:table-cell>
          <table:table-cell/>
          <table:table-cell office:value-type="float" office:value="0.226552" calcext:value-type="float">
            <text:p>0.226552</text:p>
          </table:table-cell>
          <table:table-cell office:value-type="float" office:value="0.0276094" calcext:value-type="float">
            <text:p>0.0276094</text:p>
          </table:table-cell>
          <table:table-cell office:value-type="float" office:value="-0.00464646" calcext:value-type="float">
            <text:p>-0.00464646</text:p>
          </table:table-cell>
          <table:table-cell office:value-type="float" office:value="0.883013" calcext:value-type="float">
            <text:p>0.883013</text:p>
          </table:table-cell>
          <table:table-cell office:value-type="float" office:value="0.216975" calcext:value-type="float">
            <text:p>0.216975</text:p>
          </table:table-cell>
          <table:table-cell office:value-type="float" office:value="0.755682" calcext:value-type="float">
            <text:p>0.755682</text:p>
          </table:table-cell>
          <table:table-cell office:value-type="float" office:value="0.560291" calcext:value-type="float">
            <text:p>0.560291</text:p>
          </table:table-cell>
          <table:table-cell office:value-type="float" office:value="0.738311" calcext:value-type="float">
            <text:p>0.738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310273" calcext:value-type="float">
            <text:p>0.310273</text:p>
          </table:table-cell>
          <table:table-cell office:value-type="float" office:value="0.22664" calcext:value-type="float">
            <text:p>0.22664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419942" calcext:value-type="float">
            <text:p>0.419942</text:p>
          </table:table-cell>
          <table:table-cell office:value-type="float" office:value="0.00158352" calcext:value-type="float">
            <text:p>0.00158352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246431" calcext:value-type="float">
            <text:p>0.246431</text:p>
          </table:table-cell>
          <table:table-cell/>
          <table:table-cell office:value-type="float" office:value="0.381302" calcext:value-type="float">
            <text:p>0.381302</text:p>
          </table:table-cell>
          <table:table-cell office:value-type="float" office:value="0.344927" calcext:value-type="float">
            <text:p>0.344927</text:p>
          </table:table-cell>
          <table:table-cell office:value-type="float" office:value="0.357287" calcext:value-type="float">
            <text:p>0.357287</text:p>
          </table:table-cell>
          <table:table-cell office:value-type="float" office:value="0.147839" calcext:value-type="float">
            <text:p>0.147839</text:p>
          </table:table-cell>
          <table:table-cell office:value-type="float" office:value="0.419942" calcext:value-type="float">
            <text:p>0.419942</text:p>
          </table:table-cell>
          <table:table-cell office:value-type="float" office:value="0.687342" calcext:value-type="float">
            <text:p>0.687342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226738" calcext:value-type="float">
            <text:p>0.226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0.80905" calcext:value-type="float">
            <text:p>0.80905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.164304" calcext:value-type="float">
            <text:p>0.164304</text:p>
          </table:table-cell>
          <table:table-cell office:value-type="float" office:value="0.369276" calcext:value-type="float">
            <text:p>0.369276</text:p>
          </table:table-cell>
          <table:table-cell office:value-type="float" office:value="0.0241064" calcext:value-type="float">
            <text:p>0.0241064</text:p>
          </table:table-cell>
          <table:table-cell office:value-type="float" office:value="0.125347" calcext:value-type="float">
            <text:p>0.125347</text:p>
          </table:table-cell>
          <table:table-cell/>
          <table:table-cell office:value-type="float" office:value="0.902009" calcext:value-type="float">
            <text:p>0.902009</text:p>
          </table:table-cell>
          <table:table-cell office:value-type="float" office:value="0.883012" calcext:value-type="float">
            <text:p>0.883012</text:p>
          </table:table-cell>
          <table:table-cell office:value-type="float" office:value="0.738311" calcext:value-type="float">
            <text:p>0.738311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845627" calcext:value-type="float">
            <text:p>0.845627</text:p>
          </table:table-cell>
          <table:table-cell office:value-type="float" office:value="0.738285" calcext:value-type="float">
            <text:p>0.738285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140219" calcext:value-type="float">
            <text:p>0.140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6263" calcext:value-type="float">
            <text:p>0.236263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345014" calcext:value-type="float">
            <text:p>0.345014</text:p>
          </table:table-cell>
          <table:table-cell office:value-type="float" office:value="-0.00235513" calcext:value-type="float">
            <text:p>-0.00235513</text:p>
          </table:table-cell>
          <table:table-cell office:value-type="float" office:value="0.00162587" calcext:value-type="float">
            <text:p>0.00162587</text:p>
          </table:table-cell>
          <table:table-cell office:value-type="float" office:value="0.333183" calcext:value-type="float">
            <text:p>0.333183</text:p>
          </table:table-cell>
          <table:table-cell office:value-type="float" office:value="0.181548" calcext:value-type="float">
            <text:p>0.181548</text:p>
          </table:table-cell>
          <table:table-cell office:value-type="float" office:value="0.310223" calcext:value-type="float">
            <text:p>0.310223</text:p>
          </table:table-cell>
          <table:table-cell/>
          <table:table-cell office:value-type="float" office:value="0.288024" calcext:value-type="float">
            <text:p>0.288024</text:p>
          </table:table-cell>
          <table:table-cell office:value-type="float" office:value="0.773277" calcext:value-type="float">
            <text:p>0.773277</text:p>
          </table:table-cell>
          <table:table-cell office:value-type="float" office:value="0.356987" calcext:value-type="float">
            <text:p>0.356987</text:p>
          </table:table-cell>
          <table:table-cell office:value-type="float" office:value="0.00331239" calcext:value-type="float">
            <text:p>0.00331239</text:p>
          </table:table-cell>
          <table:table-cell office:value-type="float" office:value="-0.0046527" calcext:value-type="float">
            <text:p>-0.0046527</text:p>
          </table:table-cell>
          <table:table-cell office:value-type="float" office:value="0.277312" calcext:value-type="float">
            <text:p>0.277312</text:p>
          </table:table-cell>
          <table:table-cell office:value-type="float" office:value="0.208323" calcext:value-type="float">
            <text:p>0.208323</text:p>
          </table:table-cell>
          <table:table-cell office:value-type="float" office:value="0.321532" calcext:value-type="float">
            <text:p>0.321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4229" calcext:value-type="float">
            <text:p>0.394229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.198563" calcext:value-type="float">
            <text:p>0.198563</text:p>
          </table:table-cell>
          <table:table-cell office:value-type="float" office:value="0.246431" calcext:value-type="float">
            <text:p>0.246431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155773" calcext:value-type="float">
            <text:p>0.155773</text:p>
          </table:table-cell>
          <table:table-cell/>
          <table:table-cell office:value-type="float" office:value="0.406964" calcext:value-type="float">
            <text:p>0.406964</text:p>
          </table:table-cell>
          <table:table-cell office:value-type="float" office:value="0.0175636" calcext:value-type="float">
            <text:p>0.0175636</text:p>
          </table:table-cell>
          <table:table-cell office:value-type="float" office:value="0.773277" calcext:value-type="float">
            <text:p>0.773277</text:p>
          </table:table-cell>
          <table:table-cell office:value-type="float" office:value="0.827234" calcext:value-type="float">
            <text:p>0.827234</text:p>
          </table:table-cell>
          <table:table-cell office:value-type="float" office:value="0.256409" calcext:value-type="float">
            <text:p>0.256409</text:p>
          </table:table-cell>
          <table:table-cell office:value-type="float" office:value="-0.00458013" calcext:value-type="float">
            <text:p>-0.00458013</text:p>
          </table:table-cell>
          <table:table-cell office:value-type="float" office:value="0.266894" calcext:value-type="float">
            <text:p>0.266894</text:p>
          </table:table-cell>
          <table:table-cell office:value-type="float" office:value="0.738287" calcext:value-type="float">
            <text:p>0.738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668" calcext:value-type="float">
            <text:p>0.419668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921205" calcext:value-type="float">
            <text:p>0.921205</text:p>
          </table:table-cell>
          <table:table-cell office:value-type="float" office:value="0.721099" calcext:value-type="float">
            <text:p>0.721099</text:p>
          </table:table-cell>
          <table:table-cell office:value-type="float" office:value="0.310302" calcext:value-type="float">
            <text:p>0.310302</text:p>
          </table:table-cell>
          <table:table-cell office:value-type="float" office:value="0.140107" calcext:value-type="float">
            <text:p>0.140107</text:p>
          </table:table-cell>
          <table:table-cell office:value-type="float" office:value="0.687337" calcext:value-type="float">
            <text:p>0.687337</text:p>
          </table:table-cell>
          <table:table-cell office:value-type="float" office:value="0.125291" calcext:value-type="float">
            <text:p>0.125291</text:p>
          </table:table-cell>
          <table:table-cell/>
          <table:table-cell office:value-type="float" office:value="0.381322" calcext:value-type="float">
            <text:p>0.381322</text:p>
          </table:table-cell>
          <table:table-cell office:value-type="float" office:value="0.791063" calcext:value-type="float">
            <text:p>0.791063</text:p>
          </table:table-cell>
          <table:table-cell office:value-type="float" office:value="0.773272" calcext:value-type="float">
            <text:p>0.773272</text:p>
          </table:table-cell>
          <table:table-cell office:value-type="float" office:value="0.809047" calcext:value-type="float">
            <text:p>0.809047</text:p>
          </table:table-cell>
          <table:table-cell office:value-type="float" office:value="0.56034" calcext:value-type="float">
            <text:p>0.56034</text:p>
          </table:table-cell>
          <table:table-cell office:value-type="float" office:value="0.0978958" calcext:value-type="float">
            <text:p>0.0978958</text:p>
          </table:table-cell>
          <table:table-cell office:value-type="float" office:value="0.755672" calcext:value-type="float">
            <text:p>0.755672</text:p>
          </table:table-cell>
          <table:table-cell office:value-type="float" office:value="0.111593" calcext:value-type="float">
            <text:p>0.111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773277" calcext:value-type="float">
            <text:p>0.773277</text:p>
          </table:table-cell>
          <table:table-cell office:value-type="float" office:value="0.791053" calcext:value-type="float">
            <text:p>0.791053</text:p>
          </table:table-cell>
          <table:table-cell office:value-type="float" office:value="0.883013" calcext:value-type="float">
            <text:p>0.883013</text:p>
          </table:table-cell>
          <table:table-cell office:value-type="float" office:value="0.755682" calcext:value-type="float">
            <text:p>0.755682</text:p>
          </table:table-cell>
          <table:table-cell office:value-type="float" office:value="0.156092" calcext:value-type="float">
            <text:p>0.156092</text:p>
          </table:table-cell>
          <table:table-cell office:value-type="float" office:value="0.172267" calcext:value-type="float">
            <text:p>0.172267</text:p>
          </table:table-cell>
          <table:table-cell office:value-type="float" office:value="0.031244" calcext:value-type="float">
            <text:p>0.031244</text:p>
          </table:table-cell>
          <table:table-cell/>
          <table:table-cell office:value-type="float" office:value="0.845627" calcext:value-type="float">
            <text:p>0.845627</text:p>
          </table:table-cell>
          <table:table-cell office:value-type="float" office:value="0.622286" calcext:value-type="float">
            <text:p>0.622286</text:p>
          </table:table-cell>
          <table:table-cell office:value-type="float" office:value="0.773277" calcext:value-type="float">
            <text:p>0.773277</text:p>
          </table:table-cell>
          <table:table-cell office:value-type="float" office:value="0.0275622" calcext:value-type="float">
            <text:p>0.0275622</text:p>
          </table:table-cell>
          <table:table-cell office:value-type="float" office:value="-0.00505051" calcext:value-type="float">
            <text:p>-0.00505051</text:p>
          </table:table-cell>
          <table:table-cell office:value-type="float" office:value="0.809042" calcext:value-type="float">
            <text:p>0.809042</text:p>
          </table:table-cell>
          <table:table-cell office:value-type="float" office:value="-0.00141412" calcext:value-type="float">
            <text:p>-0.00141412</text:p>
          </table:table-cell>
          <table:table-cell office:value-type="float" office:value="0.00713518" calcext:value-type="float">
            <text:p>0.00713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0.80905" calcext:value-type="float">
            <text:p>0.80905</text:p>
          </table:table-cell>
          <table:table-cell office:value-type="float" office:value="0.704135" calcext:value-type="float">
            <text:p>0.704135</text:p>
          </table:table-cell>
          <table:table-cell office:value-type="float" office:value="0.721122" calcext:value-type="float">
            <text:p>0.721122</text:p>
          </table:table-cell>
          <table:table-cell office:value-type="float" office:value="0.654363" calcext:value-type="float">
            <text:p>0.654363</text:p>
          </table:table-cell>
          <table:table-cell office:value-type="float" office:value="0.0097603" calcext:value-type="float">
            <text:p>0.0097603</text:p>
          </table:table-cell>
          <table:table-cell office:value-type="float" office:value="0.0978958" calcext:value-type="float">
            <text:p>0.0978958</text:p>
          </table:table-cell>
          <table:table-cell office:value-type="float" office:value="0.0979122" calcext:value-type="float">
            <text:p>0.0979122</text:p>
          </table:table-cell>
          <table:table-cell/>
          <table:table-cell office:value-type="float" office:value="0.721099" calcext:value-type="float">
            <text:p>0.721099</text:p>
          </table:table-cell>
          <table:table-cell office:value-type="float" office:value="0.755693" calcext:value-type="float">
            <text:p>0.755693</text:p>
          </table:table-cell>
          <table:table-cell office:value-type="float" office:value="0.721116" calcext:value-type="float">
            <text:p>0.721116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06487" calcext:value-type="float">
            <text:p>0.606487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0854502" calcext:value-type="float">
            <text:p>0.0854502</text:p>
          </table:table-cell>
          <table:table-cell office:value-type="float" office:value="0.0275622" calcext:value-type="float">
            <text:p>0.0275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1204" calcext:value-type="float">
            <text:p>0.921204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00172264" calcext:value-type="float">
            <text:p>0.00172264</text:p>
          </table:table-cell>
          <table:table-cell office:value-type="float" office:value="0.80904" calcext:value-type="float">
            <text:p>0.80904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11809" calcext:value-type="float">
            <text:p>0.11809</text:p>
          </table:table-cell>
          <table:table-cell office:value-type="float" office:value="0.104404" calcext:value-type="float">
            <text:p>0.104404</text:p>
          </table:table-cell>
          <table:table-cell office:value-type="float" office:value="0.00331239" calcext:value-type="float">
            <text:p>0.00331239</text:p>
          </table:table-cell>
          <table:table-cell/>
          <table:table-cell office:value-type="float" office:value="0.755673" calcext:value-type="float">
            <text:p>0.755673</text:p>
          </table:table-cell>
          <table:table-cell office:value-type="float" office:value="0.721116" calcext:value-type="float">
            <text:p>0.721116</text:p>
          </table:table-cell>
          <table:table-cell office:value-type="float" office:value="-0.00495103" calcext:value-type="float">
            <text:p>-0.00495103</text:p>
          </table:table-cell>
          <table:table-cell office:value-type="float" office:value="0.827232" calcext:value-type="float">
            <text:p>0.827232</text:p>
          </table:table-cell>
          <table:table-cell office:value-type="float" office:value="0.845627" calcext:value-type="float">
            <text:p>0.845627</text:p>
          </table:table-cell>
          <table:table-cell office:value-type="float" office:value="0.755687" calcext:value-type="float">
            <text:p>0.755687</text:p>
          </table:table-cell>
          <table:table-cell office:value-type="float" office:value="0.00945424" calcext:value-type="float">
            <text:p>0.00945424</text:p>
          </table:table-cell>
          <table:table-cell office:value-type="float" office:value="0.00725551" calcext:value-type="float">
            <text:p>0.0072555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72282207969294" calcext:value-type="float">
            <text:p>0.172282208</text:p>
          </table:table-cell>
          <table:table-cell/>
          <table:table-cell office:value-type="float" office:value="0.039284352470297" calcext:value-type="float">
            <text:p>0.03928435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0.000125252461993741" calcext:value-type="float">
            <text:p>-0.0001252525</text:p>
          </table:table-cell>
          <table:table-cell/>
          <table:table-cell office:value-type="float" office:value="-0.00343431568229752" calcext:value-type="float">
            <text:p>-0.00343431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3254134720134" calcext:value-type="float">
            <text:p>0.1325413472</text:p>
          </table:table-cell>
          <table:table-cell/>
          <table:table-cell office:value-type="float" office:value="0.0312440499488642" calcext:value-type="float">
            <text:p>0.031244049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-0.0000848450139161387" calcext:value-type="float">
            <text:p>-8.48E-05</text:p>
          </table:table-cell>
          <table:table-cell/>
          <table:table-cell office:value-type="float" office:value="-0.00486423128530948" calcext:value-type="float">
            <text:p>-0.004864231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dtw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87428" calcext:value-type="float">
            <text:p>0.487428</text:p>
          </table:table-cell>
          <table:table-cell office:value-type="float" office:value="0.0125458" calcext:value-type="float">
            <text:p>0.0125458</text:p>
          </table:table-cell>
          <table:table-cell office:value-type="float" office:value="0.0862181" calcext:value-type="float">
            <text:p>0.0862181</text:p>
          </table:table-cell>
          <table:table-cell office:value-type="float" office:value="0.0794784" calcext:value-type="float">
            <text:p>0.0794784</text:p>
          </table:table-cell>
          <table:table-cell office:value-type="float" office:value="-0.0014303" calcext:value-type="float">
            <text:p>-0.0014303</text:p>
          </table:table-cell>
          <table:table-cell office:value-type="float" office:value="0.00309091" calcext:value-type="float">
            <text:p>0.00309091</text:p>
          </table:table-cell>
          <table:table-cell office:value-type="float" office:value="0.0146505" calcext:value-type="float">
            <text:p>0.0146505</text:p>
          </table:table-cell>
          <table:table-cell office:value-type="float" office:value="-0.00118759" calcext:value-type="float">
            <text:p>-0.00118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93854" calcext:value-type="float">
            <text:p>0.393854</text:p>
          </table:table-cell>
          <table:table-cell office:value-type="float" office:value="0.125206" calcext:value-type="float">
            <text:p>0.125206</text:p>
          </table:table-cell>
          <table:table-cell office:value-type="float" office:value="0.0739325" calcext:value-type="float">
            <text:p>0.0739325</text:p>
          </table:table-cell>
          <table:table-cell office:value-type="float" office:value="0.0481979" calcext:value-type="float">
            <text:p>0.0481979</text:p>
          </table:table-cell>
          <table:table-cell office:value-type="float" office:value="0.0915353" calcext:value-type="float">
            <text:p>0.0915353</text:p>
          </table:table-cell>
          <table:table-cell office:value-type="float" office:value="0.111141" calcext:value-type="float">
            <text:p>0.111141</text:p>
          </table:table-cell>
          <table:table-cell office:value-type="float" office:value="0.0682181" calcext:value-type="float">
            <text:p>0.0682181</text:p>
          </table:table-cell>
          <table:table-cell office:value-type="float" office:value="0.132562" calcext:value-type="float">
            <text:p>0.1325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36113" calcext:value-type="float">
            <text:p>0.0436113</text:p>
          </table:table-cell>
          <table:table-cell office:value-type="float" office:value="0.111248" calcext:value-type="float">
            <text:p>0.111248</text:p>
          </table:table-cell>
          <table:table-cell office:value-type="float" office:value="0.172255" calcext:value-type="float">
            <text:p>0.172255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0500804" calcext:value-type="float">
            <text:p>0.00500804</text:p>
          </table:table-cell>
          <table:table-cell office:value-type="float" office:value="0.180933" calcext:value-type="float">
            <text:p>0.180933</text:p>
          </table:table-cell>
          <table:table-cell office:value-type="float" office:value="0.0207104" calcext:value-type="float">
            <text:p>0.02071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83537" calcext:value-type="float">
            <text:p>0.0683537</text:p>
          </table:table-cell>
          <table:table-cell office:value-type="float" office:value="0.111141" calcext:value-type="float">
            <text:p>0.111141</text:p>
          </table:table-cell>
          <table:table-cell office:value-type="float" office:value="0.0119473" calcext:value-type="float">
            <text:p>0.0119473</text:p>
          </table:table-cell>
          <table:table-cell office:value-type="float" office:value="0.299198" calcext:value-type="float">
            <text:p>0.299198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299006" calcext:value-type="float">
            <text:p>0.299006</text:p>
          </table:table-cell>
          <table:table-cell office:value-type="float" office:value="0.172408" calcext:value-type="float">
            <text:p>0.172408</text:p>
          </table:table-cell>
          <table:table-cell office:value-type="float" office:value="0.163909" calcext:value-type="float">
            <text:p>0.1639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72282" calcext:value-type="float">
            <text:p>0.172282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446218" calcext:value-type="float">
            <text:p>0.446218</text:p>
          </table:table-cell>
          <table:table-cell office:value-type="float" office:value="0.381292" calcext:value-type="float">
            <text:p>0.381292</text:p>
          </table:table-cell>
          <table:table-cell office:value-type="float" office:value="0.432823" calcext:value-type="float">
            <text:p>0.432823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0.207978" calcext:value-type="float">
            <text:p>0.207978</text:p>
          </table:table-cell>
          <table:table-cell office:value-type="float" office:value="0.236349" calcext:value-type="float">
            <text:p>0.2363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139997" calcext:value-type="float">
            <text:p>0.00139997</text:p>
          </table:table-cell>
          <table:table-cell office:value-type="float" office:value="0.216975" calcext:value-type="float">
            <text:p>0.216975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0.368932" calcext:value-type="float">
            <text:p>0.368932</text:p>
          </table:table-cell>
          <table:table-cell office:value-type="float" office:value="0.0578037" calcext:value-type="float">
            <text:p>0.0578037</text:p>
          </table:table-cell>
          <table:table-cell office:value-type="float" office:value="0.369021" calcext:value-type="float">
            <text:p>0.369021</text:p>
          </table:table-cell>
          <table:table-cell office:value-type="float" office:value="0.148406" calcext:value-type="float">
            <text:p>0.148406</text:p>
          </table:table-cell>
          <table:table-cell office:value-type="float" office:value="0.0737529" calcext:value-type="float">
            <text:p>0.07375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13145" calcext:value-type="float">
            <text:p>0.0313145</text:p>
          </table:table-cell>
          <table:table-cell office:value-type="float" office:value="0.299057" calcext:value-type="float">
            <text:p>0.299057</text:p>
          </table:table-cell>
          <table:table-cell office:value-type="float" office:value="0.381502" calcext:value-type="float">
            <text:p>0.381502</text:p>
          </table:table-cell>
          <table:table-cell office:value-type="float" office:value="0.015891" calcext:value-type="float">
            <text:p>0.015891</text:p>
          </table:table-cell>
          <table:table-cell office:value-type="float" office:value="0.356769" calcext:value-type="float">
            <text:p>0.356769</text:p>
          </table:table-cell>
          <table:table-cell office:value-type="float" office:value="0.406677" calcext:value-type="float">
            <text:p>0.406677</text:p>
          </table:table-cell>
          <table:table-cell office:value-type="float" office:value="0.207618" calcext:value-type="float">
            <text:p>0.207618</text:p>
          </table:table-cell>
          <table:table-cell office:value-type="float" office:value="-0.0021689" calcext:value-type="float">
            <text:p>-0.00216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797201" calcext:value-type="float">
            <text:p>0.0797201</text:p>
          </table:table-cell>
          <table:table-cell office:value-type="float" office:value="0.0593087" calcext:value-type="float">
            <text:p>0.0593087</text:p>
          </table:table-cell>
          <table:table-cell office:value-type="float" office:value="0.459685" calcext:value-type="float">
            <text:p>0.459685</text:p>
          </table:table-cell>
          <table:table-cell office:value-type="float" office:value="0.310184" calcext:value-type="float">
            <text:p>0.310184</text:p>
          </table:table-cell>
          <table:table-cell office:value-type="float" office:value="0.118304" calcext:value-type="float">
            <text:p>0.118304</text:p>
          </table:table-cell>
          <table:table-cell office:value-type="float" office:value="0.172977" calcext:value-type="float">
            <text:p>0.172977</text:p>
          </table:table-cell>
          <table:table-cell office:value-type="float" office:value="0.333242" calcext:value-type="float">
            <text:p>0.333242</text:p>
          </table:table-cell>
          <table:table-cell office:value-type="float" office:value="0.321672" calcext:value-type="float">
            <text:p>0.3216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55764" calcext:value-type="float">
            <text:p>0.155764</text:p>
          </table:table-cell>
          <table:table-cell office:value-type="float" office:value="0.501616" calcext:value-type="float">
            <text:p>0.501616</text:p>
          </table:table-cell>
          <table:table-cell office:value-type="float" office:value="0.432842" calcext:value-type="float">
            <text:p>0.432842</text:p>
          </table:table-cell>
          <table:table-cell office:value-type="float" office:value="-0.00342418" calcext:value-type="float">
            <text:p>-0.00342418</text:p>
          </table:table-cell>
          <table:table-cell office:value-type="float" office:value="0.310146" calcext:value-type="float">
            <text:p>0.310146</text:p>
          </table:table-cell>
          <table:table-cell office:value-type="float" office:value="0.393869" calcext:value-type="float">
            <text:p>0.393869</text:p>
          </table:table-cell>
          <table:table-cell office:value-type="float" office:value="0.393891" calcext:value-type="float">
            <text:p>0.393891</text:p>
          </table:table-cell>
          <table:table-cell office:value-type="float" office:value="0.459689" calcext:value-type="float">
            <text:p>0.459689</text:p>
          </table:table-cell>
          <table:table-cell table:number-columns-repeated="9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172282207969294" calcext:value-type="float">
            <text:p>0.17228220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0.000125252461993741" calcext:value-type="float">
            <text:p>-0.0001252525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0.13254134720134" calcext:value-type="float">
            <text:p>0.132541347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1" office:value-type="float" office:value="-0.0000848450139161387" calcext:value-type="float">
            <text:p>-8.48E-05</text:p>
          </table:table-cell>
        </table:table-row>
      </table:table>
      <table:table table:name="Sheet4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su_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6249" calcext:value-type="float">
            <text:p>0.0436249</text:p>
          </table:table-cell>
          <table:table-cell office:value-type="float" office:value="0.773261" calcext:value-type="float">
            <text:p>0.773261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921205" calcext:value-type="float">
            <text:p>0.921205</text:p>
          </table:table-cell>
          <table:table-cell office:value-type="float" office:value="0.883012" calcext:value-type="float">
            <text:p>0.883012</text:p>
          </table:table-cell>
          <table:table-cell office:value-type="float" office:value="0.921205" calcext:value-type="float">
            <text:p>0.921205</text:p>
          </table:table-cell>
          <table:table-cell office:value-type="float" office:value="0.791051" calcext:value-type="float">
            <text:p>0.791051</text:p>
          </table:table-cell>
          <table:table-cell office:value-type="float" office:value="0.638229" calcext:value-type="float">
            <text:p>0.638229</text:p>
          </table:table-cell>
          <table:table-cell/>
          <table:table-cell office:value-type="float" office:value="0.0481748" calcext:value-type="float">
            <text:p>0.0481748</text:p>
          </table:table-cell>
          <table:table-cell office:value-type="float" office:value="0.921205" calcext:value-type="float">
            <text:p>0.921205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79105" calcext:value-type="float">
            <text:p>0.79105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638241" calcext:value-type="float">
            <text:p>0.63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7473" calcext:value-type="float">
            <text:p>0.0737473</text:p>
          </table:table-cell>
          <table:table-cell office:value-type="float" office:value="-0.00253332" calcext:value-type="float">
            <text:p>-0.00253332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091572" calcext:value-type="float">
            <text:p>0.091572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809041" calcext:value-type="float">
            <text:p>0.809041</text:p>
          </table:table-cell>
          <table:table-cell office:value-type="float" office:value="0.902009" calcext:value-type="float">
            <text:p>0.902009</text:p>
          </table:table-cell>
          <table:table-cell/>
          <table:table-cell office:value-type="float" office:value="0.0682181" calcext:value-type="float">
            <text:p>0.0682181</text:p>
          </table:table-cell>
          <table:table-cell office:value-type="float" office:value="0.755675" calcext:value-type="float">
            <text:p>0.755675</text:p>
          </table:table-cell>
          <table:table-cell office:value-type="float" office:value="0.98" calcext:value-type="float">
            <text:p>0.98</text:p>
          </table:table-cell>
          <table:table-cell office:value-type="float" office:value="0.845624" calcext:value-type="float">
            <text:p>0.845624</text:p>
          </table:table-cell>
          <table:table-cell office:value-type="float" office:value="0.864221" calcext:value-type="float">
            <text:p>0.864221</text:p>
          </table:table-cell>
          <table:table-cell office:value-type="float" office:value="0.79105" calcext:value-type="float">
            <text:p>0.79105</text:p>
          </table:table-cell>
          <table:table-cell office:value-type="float" office:value="0.827239" calcext:value-type="float">
            <text:p>0.827239</text:p>
          </table:table-cell>
          <table:table-cell office:value-type="float" office:value="0.864221" calcext:value-type="float">
            <text:p>0.864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-0.000084845" calcext:value-type="float">
            <text:p>-8.48E-05</text:p>
          </table:table-cell>
          <table:table-cell office:value-type="float" office:value="0.9602" calcext:value-type="float">
            <text:p>0.9602</text:p>
          </table:table-cell>
          <table:table-cell office:value-type="float" office:value="-0.00414545" calcext:value-type="float">
            <text:p>-0.00414545</text:p>
          </table:table-cell>
          <table:table-cell office:value-type="float" office:value="0.0175874" calcext:value-type="float">
            <text:p>0.0175874</text:p>
          </table:table-cell>
          <table:table-cell table:number-columns-repeated="2" office:value-type="float" office:value="0.902009" calcext:value-type="float">
            <text:p>0.902009</text:p>
          </table:table-cell>
          <table:table-cell office:value-type="float" office:value="0.791063" calcext:value-type="float">
            <text:p>0.791063</text:p>
          </table:table-cell>
          <table:table-cell office:value-type="float" office:value="0.00719535" calcext:value-type="float">
            <text:p>0.00719535</text:p>
          </table:table-cell>
          <table:table-cell/>
          <table:table-cell office:value-type="float" office:value="-0.00412111" calcext:value-type="float">
            <text:p>-0.00412111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-0.000101008" calcext:value-type="float">
            <text:p>-0.000101008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864221" calcext:value-type="float">
            <text:p>0.864221</text:p>
          </table:table-cell>
          <table:table-cell table:number-columns-repeated="2" office:value-type="float" office:value="0.902009" calcext:value-type="float">
            <text:p>0.902009</text:p>
          </table:table-cell>
          <table:table-cell office:value-type="float" office:value="0.0147201" calcext:value-type="float">
            <text:p>0.0147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29" calcext:value-type="float">
            <text:p>0.73829</text:p>
          </table:table-cell>
          <table:table-cell office:value-type="float" office:value="-0.00493731" calcext:value-type="float">
            <text:p>-0.00493731</text:p>
          </table:table-cell>
          <table:table-cell office:value-type="float" office:value="0.0436422" calcext:value-type="float">
            <text:p>0.0436422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921205" calcext:value-type="float">
            <text:p>0.921205</text:p>
          </table:table-cell>
          <table:table-cell office:value-type="float" office:value="0.590935" calcext:value-type="float">
            <text:p>0.590935</text:p>
          </table:table-cell>
          <table:table-cell office:value-type="float" office:value="0.738285" calcext:value-type="float">
            <text:p>0.738285</text:p>
          </table:table-cell>
          <table:table-cell office:value-type="float" office:value="0.791053" calcext:value-type="float">
            <text:p>0.791053</text:p>
          </table:table-cell>
          <table:table-cell/>
          <table:table-cell office:value-type="float" office:value="-0.00252522" calcext:value-type="float">
            <text:p>-0.00252522</text:p>
          </table:table-cell>
          <table:table-cell table:number-columns-repeated="2" office:value-type="float" office:value="0.883014" calcext:value-type="float">
            <text:p>0.883014</text:p>
          </table:table-cell>
          <table:table-cell office:value-type="float" office:value="0.00138989" calcext:value-type="float">
            <text:p>0.00138989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38241" calcext:value-type="float">
            <text:p>0.638241</text:p>
          </table:table-cell>
          <table:table-cell office:value-type="float" office:value="0.704119" calcext:value-type="float">
            <text:p>0.704119</text:p>
          </table:table-cell>
          <table:table-cell office:value-type="float" office:value="0.755678" calcext:value-type="float">
            <text:p>0.755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827239" calcext:value-type="float">
            <text:p>0.827239</text:p>
          </table:table-cell>
          <table:table-cell office:value-type="float" office:value="-0.00492513" calcext:value-type="float">
            <text:p>-0.00492513</text:p>
          </table:table-cell>
          <table:table-cell office:value-type="float" office:value="0.0119393" calcext:value-type="float">
            <text:p>0.0119393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00311507" calcext:value-type="float">
            <text:p>0.00311507</text:p>
          </table:table-cell>
          <table:table-cell office:value-type="float" office:value="0.883014" calcext:value-type="float">
            <text:p>0.883014</text:p>
          </table:table-cell>
          <table:table-cell/>
          <table:table-cell office:value-type="float" office:value="0.575522" calcext:value-type="float">
            <text:p>0.575522</text:p>
          </table:table-cell>
          <table:table-cell office:value-type="float" office:value="0.827239" calcext:value-type="float">
            <text:p>0.827239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921204" calcext:value-type="float">
            <text:p>0.921204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54384" calcext:value-type="float">
            <text:p>0.654384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864221" calcext:value-type="float">
            <text:p>0.864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0630442" calcext:value-type="float">
            <text:p>0.0630442</text:p>
          </table:table-cell>
          <table:table-cell table:number-columns-repeated="2" office:value-type="float" office:value="0.940602" calcext:value-type="float">
            <text:p>0.940602</text:p>
          </table:table-cell>
          <table:table-cell office:value-type="float" office:value="0.00952027" calcext:value-type="float">
            <text:p>0.00952027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864221" calcext:value-type="float">
            <text:p>0.864221</text:p>
          </table:table-cell>
          <table:table-cell/>
          <table:table-cell office:value-type="float" office:value="0.864221" calcext:value-type="float">
            <text:p>0.864221</text:p>
          </table:table-cell>
          <table:table-cell office:value-type="float" office:value="0.530666" calcext:value-type="float">
            <text:p>0.530666</text:p>
          </table:table-cell>
          <table:table-cell office:value-type="float" office:value="0.921204" calcext:value-type="float">
            <text:p>0.921204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38194" calcext:value-type="float">
            <text:p>0.638194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921204" calcext:value-type="float">
            <text:p>0.921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085404" calcext:value-type="float">
            <text:p>0.085404</text:p>
          </table:table-cell>
          <table:table-cell/>
          <table:table-cell office:value-type="float" office:value="0.921205" calcext:value-type="float">
            <text:p>0.921205</text:p>
          </table:table-cell>
          <table:table-cell office:value-type="float" office:value="-0.00464848" calcext:value-type="float">
            <text:p>-0.00464848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0439725" calcext:value-type="float">
            <text:p>0.0439725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827236" calcext:value-type="float">
            <text:p>0.827236</text:p>
          </table:table-cell>
          <table:table-cell office:value-type="float" office:value="0.755672" calcext:value-type="float">
            <text:p>0.755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864221" calcext:value-type="float">
            <text:p>0.864221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54384" calcext:value-type="float">
            <text:p>0.654384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845629" calcext:value-type="float">
            <text:p>0.845629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794784" calcext:value-type="float">
            <text:p>0.0794784</text:p>
          </table:table-cell>
          <table:table-cell/>
          <table:table-cell office:value-type="float" office:value="0.883014" calcext:value-type="float">
            <text:p>0.883014</text:p>
          </table:table-cell>
          <table:table-cell office:value-type="float" office:value="0.755682" calcext:value-type="float">
            <text:p>0.755682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670769" calcext:value-type="float">
            <text:p>0.670769</text:p>
          </table:table-cell>
          <table:table-cell office:value-type="float" office:value="0.622257" calcext:value-type="float">
            <text:p>0.622257</text:p>
          </table:table-cell>
          <table:table-cell office:value-type="float" office:value="0.791063" calcext:value-type="float">
            <text:p>0.791063</text:p>
          </table:table-cell>
          <table:table-cell office:value-type="float" office:value="0.0794747" calcext:value-type="float">
            <text:p>0.0794747</text:p>
          </table:table-cell>
          <table:table-cell office:value-type="float" office:value="0.791055" calcext:value-type="float">
            <text:p>0.791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0240196" calcext:value-type="float">
            <text:p>0.0240196</text:p>
          </table:table-cell>
          <table:table-cell office:value-type="float" office:value="-0.00143232" calcext:value-type="float">
            <text:p>-0.00143232</text:p>
          </table:table-cell>
          <table:table-cell office:value-type="float" office:value="0.845625" calcext:value-type="float">
            <text:p>0.845625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845625" calcext:value-type="float">
            <text:p>0.845625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o_dt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246267" calcext:value-type="float">
            <text:p>0.246267</text:p>
          </table:table-cell>
          <table:table-cell office:value-type="float" office:value="0.111198" calcext:value-type="float">
            <text:p>0.111198</text:p>
          </table:table-cell>
          <table:table-cell office:value-type="float" office:value="0.00162587" calcext:value-type="float">
            <text:p>0.00162587</text:p>
          </table:table-cell>
          <table:table-cell office:value-type="float" office:value="0.473499" calcext:value-type="float">
            <text:p>0.473499</text:p>
          </table:table-cell>
          <table:table-cell office:value-type="float" office:value="0.487491" calcext:value-type="float">
            <text:p>0.487491</text:p>
          </table:table-cell>
          <table:table-cell office:value-type="float" office:value="0.406677" calcext:value-type="float">
            <text:p>0.406677</text:p>
          </table:table-cell>
          <table:table-cell office:value-type="float" office:value="0.321518" calcext:value-type="float">
            <text:p>0.321518</text:p>
          </table:table-cell>
          <table:table-cell office:value-type="float" office:value="0.0628928" calcext:value-type="float">
            <text:p>0.06289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59773" calcext:value-type="float">
            <text:p>0.459773</text:p>
          </table:table-cell>
          <table:table-cell office:value-type="float" office:value="0.57548" calcext:value-type="float">
            <text:p>0.57548</text:p>
          </table:table-cell>
          <table:table-cell office:value-type="float" office:value="-0.00412111" calcext:value-type="float">
            <text:p>-0.00412111</text:p>
          </table:table-cell>
          <table:table-cell office:value-type="float" office:value="0.333097" calcext:value-type="float">
            <text:p>0.333097</text:p>
          </table:table-cell>
          <table:table-cell office:value-type="float" office:value="0.487428" calcext:value-type="float">
            <text:p>0.487428</text:p>
          </table:table-cell>
          <table:table-cell office:value-type="float" office:value="0.0737922" calcext:value-type="float">
            <text:p>0.0737922</text:p>
          </table:table-cell>
          <table:table-cell office:value-type="float" office:value="0.0979122" calcext:value-type="float">
            <text:p>0.0979122</text:p>
          </table:table-cell>
          <table:table-cell office:value-type="float" office:value="0.0240354" calcext:value-type="float">
            <text:p>0.02403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06423" calcext:value-type="float">
            <text:p>0.606423</text:p>
          </table:table-cell>
          <table:table-cell office:value-type="float" office:value="0.33305" calcext:value-type="float">
            <text:p>0.33305</text:p>
          </table:table-cell>
          <table:table-cell office:value-type="float" office:value="0.356779" calcext:value-type="float">
            <text:p>0.356779</text:p>
          </table:table-cell>
          <table:table-cell office:value-type="float" office:value="0.277312" calcext:value-type="float">
            <text:p>0.277312</text:p>
          </table:table-cell>
          <table:table-cell office:value-type="float" office:value="0.226777" calcext:value-type="float">
            <text:p>0.226777</text:p>
          </table:table-cell>
          <table:table-cell office:value-type="float" office:value="0.419633" calcext:value-type="float">
            <text:p>0.419633</text:p>
          </table:table-cell>
          <table:table-cell office:value-type="float" office:value="0.256499" calcext:value-type="float">
            <text:p>0.256499</text:p>
          </table:table-cell>
          <table:table-cell office:value-type="float" office:value="0.487428" calcext:value-type="float">
            <text:p>0.4874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87441" calcext:value-type="float">
            <text:p>0.487441</text:p>
          </table:table-cell>
          <table:table-cell office:value-type="float" office:value="0.198686" calcext:value-type="float">
            <text:p>0.198686</text:p>
          </table:table-cell>
          <table:table-cell office:value-type="float" office:value="0.381302" calcext:value-type="float">
            <text:p>0.381302</text:p>
          </table:table-cell>
          <table:table-cell office:value-type="float" office:value="0.00507236" calcext:value-type="float">
            <text:p>0.00507236</text:p>
          </table:table-cell>
          <table:table-cell office:value-type="float" office:value="-0.00486423" calcext:value-type="float">
            <text:p>-0.00486423</text:p>
          </table:table-cell>
          <table:table-cell office:value-type="float" office:value="0.446197" calcext:value-type="float">
            <text:p>0.446197</text:p>
          </table:table-cell>
          <table:table-cell office:value-type="float" office:value="0.575467" calcext:value-type="float">
            <text:p>0.575467</text:p>
          </table:table-cell>
          <table:table-cell office:value-type="float" office:value="0.00323589" calcext:value-type="float">
            <text:p>0.003235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15976" calcext:value-type="float">
            <text:p>0.515976</text:p>
          </table:table-cell>
          <table:table-cell office:value-type="float" office:value="0.487508" calcext:value-type="float">
            <text:p>0.487508</text:p>
          </table:table-cell>
          <table:table-cell office:value-type="float" office:value="0.00310299" calcext:value-type="float">
            <text:p>0.00310299</text:p>
          </table:table-cell>
          <table:table-cell office:value-type="float" office:value="0.473456" calcext:value-type="float">
            <text:p>0.473456</text:p>
          </table:table-cell>
          <table:table-cell office:value-type="float" office:value="0.545319" calcext:value-type="float">
            <text:p>0.545319</text:p>
          </table:table-cell>
          <table:table-cell office:value-type="float" office:value="0.00139997" calcext:value-type="float">
            <text:p>0.00139997</text:p>
          </table:table-cell>
          <table:table-cell office:value-type="float" office:value="0.590844" calcext:value-type="float">
            <text:p>0.590844</text:p>
          </table:table-cell>
          <table:table-cell office:value-type="float" office:value="0.446265" calcext:value-type="float">
            <text:p>0.4462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82407" calcext:value-type="float">
            <text:p>0.0682407</text:p>
          </table:table-cell>
          <table:table-cell office:value-type="float" office:value="0.021013" calcext:value-type="float">
            <text:p>0.021013</text:p>
          </table:table-cell>
          <table:table-cell office:value-type="float" office:value="0.57548" calcext:value-type="float">
            <text:p>0.57548</text:p>
          </table:table-cell>
          <table:table-cell office:value-type="float" office:value="0.48755" calcext:value-type="float">
            <text:p>0.48755</text:p>
          </table:table-cell>
          <table:table-cell office:value-type="float" office:value="0.670746" calcext:value-type="float">
            <text:p>0.670746</text:p>
          </table:table-cell>
          <table:table-cell office:value-type="float" office:value="0.670769" calcext:value-type="float">
            <text:p>0.670769</text:p>
          </table:table-cell>
          <table:table-cell office:value-type="float" office:value="0.638185" calcext:value-type="float">
            <text:p>0.638185</text:p>
          </table:table-cell>
          <table:table-cell office:value-type="float" office:value="0.369197" calcext:value-type="float">
            <text:p>0.3691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36272" calcext:value-type="float">
            <text:p>0.236272</text:p>
          </table:table-cell>
          <table:table-cell office:value-type="float" office:value="0.217449" calcext:value-type="float">
            <text:p>0.217449</text:p>
          </table:table-cell>
          <table:table-cell office:value-type="float" office:value="0.48745" calcext:value-type="float">
            <text:p>0.48745</text:p>
          </table:table-cell>
          <table:table-cell office:value-type="float" office:value="0.622206" calcext:value-type="float">
            <text:p>0.622206</text:p>
          </table:table-cell>
          <table:table-cell office:value-type="float" office:value="0.638188" calcext:value-type="float">
            <text:p>0.638188</text:p>
          </table:table-cell>
          <table:table-cell office:value-type="float" office:value="0.606429" calcext:value-type="float">
            <text:p>0.606429</text:p>
          </table:table-cell>
          <table:table-cell office:value-type="float" office:value="0.0528576" calcext:value-type="float">
            <text:p>0.0528576</text:p>
          </table:table-cell>
          <table:table-cell office:value-type="float" office:value="0.473595" calcext:value-type="float">
            <text:p>0.4735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46265" calcext:value-type="float">
            <text:p>0.446265</text:p>
          </table:table-cell>
          <table:table-cell office:value-type="float" office:value="0.16454" calcext:value-type="float">
            <text:p>0.16454</text:p>
          </table:table-cell>
          <table:table-cell office:value-type="float" office:value="0.0979122" calcext:value-type="float">
            <text:p>0.0979122</text:p>
          </table:table-cell>
          <table:table-cell office:value-type="float" office:value="0.638188" calcext:value-type="float">
            <text:p>0.638188</text:p>
          </table:table-cell>
          <table:table-cell office:value-type="float" office:value="0.606435" calcext:value-type="float">
            <text:p>0.606435</text:p>
          </table:table-cell>
          <table:table-cell office:value-type="float" office:value="0.575467" calcext:value-type="float">
            <text:p>0.575467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638185" calcext:value-type="float">
            <text:p>0.6381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493731" calcext:value-type="float">
            <text:p>-0.00493731</text:p>
          </table:table-cell>
          <table:table-cell office:value-type="float" office:value="0.446385" calcext:value-type="float">
            <text:p>0.446385</text:p>
          </table:table-cell>
          <table:table-cell office:value-type="float" office:value="0.654402" calcext:value-type="float">
            <text:p>0.654402</text:p>
          </table:table-cell>
          <table:table-cell office:value-type="float" office:value="0.670751" calcext:value-type="float">
            <text:p>0.670751</text:p>
          </table:table-cell>
          <table:table-cell office:value-type="float" office:value="0.560328" calcext:value-type="float">
            <text:p>0.560328</text:p>
          </table:table-cell>
          <table:table-cell office:value-type="float" office:value="0.606429" calcext:value-type="float">
            <text:p>0.606429</text:p>
          </table:table-cell>
          <table:table-cell office:value-type="float" office:value="0.654365" calcext:value-type="float">
            <text:p>0.654365</text:p>
          </table:table-cell>
          <table:table-cell office:value-type="float" office:value="0.590854" calcext:value-type="float">
            <text:p>0.5908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448411" calcext:value-type="float">
            <text:p>-0.00448411</text:p>
          </table:table-cell>
          <table:table-cell office:value-type="float" office:value="0.516086" calcext:value-type="float">
            <text:p>0.516086</text:p>
          </table:table-cell>
          <table:table-cell office:value-type="float" office:value="0.738285" calcext:value-type="float">
            <text:p>0.738285</text:p>
          </table:table-cell>
          <table:table-cell office:value-type="float" office:value="0.687329" calcext:value-type="float">
            <text:p>0.687329</text:p>
          </table:table-cell>
          <table:table-cell office:value-type="float" office:value="0.606423" calcext:value-type="float">
            <text:p>0.606423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575474" calcext:value-type="float">
            <text:p>0.575474</text:p>
          </table:table-cell>
          <table:table-cell office:value-type="float" office:value="0.590849" calcext:value-type="float">
            <text:p>0.5908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56788" calcext:value-type="float">
            <text:p>0.356788</text:p>
          </table:table-cell>
          <table:table-cell office:value-type="float" office:value="0.638208" calcext:value-type="float">
            <text:p>0.638208</text:p>
          </table:table-cell>
          <table:table-cell office:value-type="float" office:value="-0.00497742" calcext:value-type="float">
            <text:p>-0.00497742</text:p>
          </table:table-cell>
          <table:table-cell office:value-type="float" office:value="0.654372" calcext:value-type="float">
            <text:p>0.654372</text:p>
          </table:table-cell>
          <table:table-cell office:value-type="float" office:value="0.590869" calcext:value-type="float">
            <text:p>0.590869</text:p>
          </table:table-cell>
          <table:table-cell office:value-type="float" office:value="0.638218" calcext:value-type="float">
            <text:p>0.638218</text:p>
          </table:table-cell>
          <table:table-cell office:value-type="float" office:value="0.670745" calcext:value-type="float">
            <text:p>0.670745</text:p>
          </table:table-cell>
          <table:table-cell office:value-type="float" office:value="0.654372" calcext:value-type="float">
            <text:p>0.654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36422" calcext:value-type="float">
            <text:p>0.0436422</text:p>
          </table:table-cell>
          <table:table-cell office:value-type="float" office:value="0.189607" calcext:value-type="float">
            <text:p>0.189607</text:p>
          </table:table-cell>
          <table:table-cell office:value-type="float" office:value="0.670751" calcext:value-type="float">
            <text:p>0.670751</text:p>
          </table:table-cell>
          <table:table-cell office:value-type="float" office:value="0.721102" calcext:value-type="float">
            <text:p>0.721102</text:p>
          </table:table-cell>
          <table:table-cell office:value-type="float" office:value="0.622211" calcext:value-type="float">
            <text:p>0.622211</text:p>
          </table:table-cell>
          <table:table-cell table:number-columns-repeated="2" office:value-type="float" office:value="0.68733" calcext:value-type="float">
            <text:p>0.68733</text:p>
          </table:table-cell>
          <table:table-cell office:value-type="float" office:value="0.516047" calcext:value-type="float">
            <text:p>0.5160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56364" calcext:value-type="float">
            <text:p>0.256364</text:p>
          </table:table-cell>
          <table:table-cell office:value-type="float" office:value="0.0181706" calcext:value-type="float">
            <text:p>0.0181706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.575488" calcext:value-type="float">
            <text:p>0.575488</text:p>
          </table:table-cell>
          <table:table-cell office:value-type="float" office:value="0.638182" calcext:value-type="float">
            <text:p>0.638182</text:p>
          </table:table-cell>
          <table:table-cell office:value-type="float" office:value="0.530553" calcext:value-type="float">
            <text:p>0.530553</text:p>
          </table:table-cell>
          <table:table-cell office:value-type="float" office:value="0.00558058" calcext:value-type="float">
            <text:p>0.005580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7362" calcext:value-type="float">
            <text:p>0.47362</text:p>
          </table:table-cell>
          <table:table-cell office:value-type="float" office:value="0.0314906" calcext:value-type="float">
            <text:p>0.0314906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670748" calcext:value-type="float">
            <text:p>0.670748</text:p>
          </table:table-cell>
          <table:table-cell office:value-type="float" office:value="0.687329" calcext:value-type="float">
            <text:p>0.687329</text:p>
          </table:table-cell>
          <table:table-cell office:value-type="float" office:value="0.670751" calcext:value-type="float">
            <text:p>0.670751</text:p>
          </table:table-cell>
          <table:table-cell office:value-type="float" office:value="0.590849" calcext:value-type="float">
            <text:p>0.590849</text:p>
          </table:table-cell>
          <table:table-cell office:value-type="float" office:value="0.606425" calcext:value-type="float">
            <text:p>0.6064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292374" calcext:value-type="float">
            <text:p>-0.00292374</text:p>
          </table:table-cell>
          <table:table-cell office:value-type="float" office:value="0.654402" calcext:value-type="float">
            <text:p>0.654402</text:p>
          </table:table-cell>
          <table:table-cell office:value-type="float" office:value="0.654377" calcext:value-type="float">
            <text:p>0.654377</text:p>
          </table:table-cell>
          <table:table-cell office:value-type="float" office:value="0.704119" calcext:value-type="float">
            <text:p>0.704119</text:p>
          </table:table-cell>
          <table:table-cell office:value-type="float" office:value="0.606429" calcext:value-type="float">
            <text:p>0.606429</text:p>
          </table:table-cell>
          <table:table-cell office:value-type="float" office:value="0.590861" calcext:value-type="float">
            <text:p>0.590861</text:p>
          </table:table-cell>
          <table:table-cell office:value-type="float" office:value="0.575498" calcext:value-type="float">
            <text:p>0.575498</text:p>
          </table:table-cell>
          <table:table-cell office:value-type="float" office:value="0.530594" calcext:value-type="float">
            <text:p>0.5305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01686" calcext:value-type="float">
            <text:p>0.501686</text:p>
          </table:table-cell>
          <table:table-cell office:value-type="float" office:value="0.687329" calcext:value-type="float">
            <text:p>0.687329</text:p>
          </table:table-cell>
          <table:table-cell office:value-type="float" office:value="0.755675" calcext:value-type="float">
            <text:p>0.755675</text:p>
          </table:table-cell>
          <table:table-cell office:value-type="float" office:value="0.721102" calcext:value-type="float">
            <text:p>0.721102</text:p>
          </table:table-cell>
          <table:table-cell office:value-type="float" office:value="0.687348" calcext:value-type="float">
            <text:p>0.687348</text:p>
          </table:table-cell>
          <table:table-cell office:value-type="float" office:value="0.638194" calcext:value-type="float">
            <text:p>0.638194</text:p>
          </table:table-cell>
          <table:table-cell office:value-type="float" office:value="0.560291" calcext:value-type="float">
            <text:p>0.560291</text:p>
          </table:table-cell>
          <table:table-cell office:value-type="float" office:value="0.545316" calcext:value-type="float">
            <text:p>0.5453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16086" calcext:value-type="float">
            <text:p>0.516086</text:p>
          </table:table-cell>
          <table:table-cell office:value-type="float" office:value="0.738298" calcext:value-type="float">
            <text:p>0.738298</text:p>
          </table:table-cell>
          <table:table-cell office:value-type="float" office:value="0.73829" calcext:value-type="float">
            <text:p>0.73829</text:p>
          </table:table-cell>
          <table:table-cell office:value-type="float" office:value="0.827234" calcext:value-type="float">
            <text:p>0.827234</text:p>
          </table:table-cell>
          <table:table-cell office:value-type="float" office:value="0.687329" calcext:value-type="float">
            <text:p>0.687329</text:p>
          </table:table-cell>
          <table:table-cell office:value-type="float" office:value="0.0683537" calcext:value-type="float">
            <text:p>0.0683537</text:p>
          </table:table-cell>
          <table:table-cell office:value-type="float" office:value="0.118104" calcext:value-type="float">
            <text:p>0.118104</text:p>
          </table:table-cell>
          <table:table-cell office:value-type="float" office:value="0.501652" calcext:value-type="float">
            <text:p>0.5016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90919" calcext:value-type="float">
            <text:p>0.590919</text:p>
          </table:table-cell>
          <table:table-cell office:value-type="float" office:value="0.68733" calcext:value-type="float">
            <text:p>0.68733</text:p>
          </table:table-cell>
          <table:table-cell office:value-type="float" office:value="0.80904" calcext:value-type="float">
            <text:p>0.80904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654372" calcext:value-type="float">
            <text:p>0.654372</text:p>
          </table:table-cell>
          <table:table-cell office:value-type="float" office:value="0.606442" calcext:value-type="float">
            <text:p>0.606442</text:p>
          </table:table-cell>
          <table:table-cell office:value-type="float" office:value="0.473476" calcext:value-type="float">
            <text:p>0.473476</text:p>
          </table:table-cell>
          <table:table-cell office:value-type="float" office:value="0.0314475" calcext:value-type="float">
            <text:p>0.0314475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A 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09091" calcext:value-type="float">
            <text:p>0.00309091</text:p>
          </table:table-cell>
          <table:table-cell office:value-type="float" office:value="0.864221" calcext:value-type="float">
            <text:p>0.864221</text:p>
          </table:table-cell>
          <table:table-cell office:value-type="float" office:value="0.0436422" calcext:value-type="float">
            <text:p>0.0436422</text:p>
          </table:table-cell>
          <table:table-cell office:value-type="float" office:value="0.125206" calcext:value-type="float">
            <text:p>0.125206</text:p>
          </table:table-cell>
          <table:table-cell office:value-type="float" office:value="0.172523" calcext:value-type="float">
            <text:p>0.172523</text:p>
          </table:table-cell>
          <table:table-cell office:value-type="float" office:value="0.575552" calcext:value-type="float">
            <text:p>0.575552</text:p>
          </table:table-cell>
          <table:table-cell office:value-type="float" office:value="0.0795119" calcext:value-type="float">
            <text:p>0.0795119</text:p>
          </table:table-cell>
          <table:table-cell office:value-type="float" office:value="0.0481402" calcext:value-type="float">
            <text:p>0.04814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942422" calcext:value-type="float">
            <text:p>0.00942422</text:p>
          </table:table-cell>
          <table:table-cell office:value-type="float" office:value="0.0096643" calcext:value-type="float">
            <text:p>0.0096643</text:p>
          </table:table-cell>
          <table:table-cell office:value-type="float" office:value="-0.00413328" calcext:value-type="float">
            <text:p>-0.00413328</text:p>
          </table:table-cell>
          <table:table-cell office:value-type="float" office:value="-0.00451861" calcext:value-type="float">
            <text:p>-0.00451861</text:p>
          </table:table-cell>
          <table:table-cell office:value-type="float" office:value="0.00712314" calcext:value-type="float">
            <text:p>0.00712314</text:p>
          </table:table-cell>
          <table:table-cell office:value-type="float" office:value="0.0737754" calcext:value-type="float">
            <text:p>0.0737754</text:p>
          </table:table-cell>
          <table:table-cell office:value-type="float" office:value="-0.00486423" calcext:value-type="float">
            <text:p>-0.00486423</text:p>
          </table:table-cell>
          <table:table-cell office:value-type="float" office:value="0.827232" calcext:value-type="float">
            <text:p>0.8272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35959" calcext:value-type="float">
            <text:p>0.0435959</text:p>
          </table:table-cell>
          <table:table-cell office:value-type="float" office:value="0.809042" calcext:value-type="float">
            <text:p>0.809042</text:p>
          </table:table-cell>
          <table:table-cell office:value-type="float" office:value="0.00311507" calcext:value-type="float">
            <text:p>0.00311507</text:p>
          </table:table-cell>
          <table:table-cell office:value-type="float" office:value="-0.000125252" calcext:value-type="float">
            <text:p>-0.000125252</text:p>
          </table:table-cell>
          <table:table-cell office:value-type="float" office:value="0.721105" calcext:value-type="float">
            <text:p>0.721105</text:p>
          </table:table-cell>
          <table:table-cell office:value-type="float" office:value="0.00309494" calcext:value-type="float">
            <text:p>0.00309494</text:p>
          </table:table-cell>
          <table:table-cell office:value-type="float" office:value="0.845627" calcext:value-type="float">
            <text:p>0.845627</text:p>
          </table:table-cell>
          <table:table-cell office:value-type="float" office:value="0.845625" calcext:value-type="float">
            <text:p>0.84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81556" calcext:value-type="float">
            <text:p>0.0481556</text:p>
          </table:table-cell>
          <table:table-cell office:value-type="float" office:value="0.00719535" calcext:value-type="float">
            <text:p>0.00719535</text:p>
          </table:table-cell>
          <table:table-cell office:value-type="float" office:value="0.0312323" calcext:value-type="float">
            <text:p>0.0312323</text:p>
          </table:table-cell>
          <table:table-cell office:value-type="float" office:value="0.0312714" calcext:value-type="float">
            <text:p>0.0312714</text:p>
          </table:table-cell>
          <table:table-cell office:value-type="float" office:value="0.0629079" calcext:value-type="float">
            <text:p>0.0629079</text:p>
          </table:table-cell>
          <table:table-cell office:value-type="float" office:value="0.827236" calcext:value-type="float">
            <text:p>0.827236</text:p>
          </table:table-cell>
          <table:table-cell office:value-type="float" office:value="0.883013" calcext:value-type="float">
            <text:p>0.883013</text:p>
          </table:table-cell>
          <table:table-cell office:value-type="float" office:value="0.864219" calcext:value-type="float">
            <text:p>0.8642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16003" calcext:value-type="float">
            <text:p>0.516003</text:p>
          </table:table-cell>
          <table:table-cell office:value-type="float" office:value="0.00313119" calcext:value-type="float">
            <text:p>0.00313119</text:p>
          </table:table-cell>
          <table:table-cell office:value-type="float" office:value="-0.00490889" calcext:value-type="float">
            <text:p>-0.00490889</text:p>
          </table:table-cell>
          <table:table-cell office:value-type="float" office:value="0.0120471" calcext:value-type="float">
            <text:p>0.0120471</text:p>
          </table:table-cell>
          <table:table-cell office:value-type="float" office:value="0.0146664" calcext:value-type="float">
            <text:p>0.0146664</text:p>
          </table:table-cell>
          <table:table-cell table:number-columns-repeated="2" office:value-type="float" office:value="0.864219" calcext:value-type="float">
            <text:p>0.864219</text:p>
          </table:table-cell>
          <table:table-cell office:value-type="float" office:value="0.864218" calcext:value-type="float">
            <text:p>0.864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464037" calcext:value-type="float">
            <text:p>-0.00464037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-0.0041414" calcext:value-type="float">
            <text:p>-0.0041414</text:p>
          </table:table-cell>
          <table:table-cell office:value-type="float" office:value="0.883013" calcext:value-type="float">
            <text:p>0.883013</text:p>
          </table:table-cell>
          <table:table-cell office:value-type="float" office:value="-0.000125252" calcext:value-type="float">
            <text:p>-0.000125252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-0.00298652" calcext:value-type="float">
            <text:p>-0.00298652</text:p>
          </table:table-cell>
          <table:table-cell office:value-type="float" office:value="0.00711111" calcext:value-type="float">
            <text:p>0.007111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9473" calcext:value-type="float">
            <text:p>0.0119473</text:p>
          </table:table-cell>
          <table:table-cell office:value-type="float" office:value="0.670788" calcext:value-type="float">
            <text:p>0.670788</text:p>
          </table:table-cell>
          <table:table-cell office:value-type="float" office:value="-0.00323975" calcext:value-type="float">
            <text:p>-0.00323975</text:p>
          </table:table-cell>
          <table:table-cell office:value-type="float" office:value="-0.00464646" calcext:value-type="float">
            <text:p>-0.00464646</text:p>
          </table:table-cell>
          <table:table-cell office:value-type="float" office:value="0.921204" calcext:value-type="float">
            <text:p>0.921204</text:p>
          </table:table-cell>
          <table:table-cell office:value-type="float" office:value="0.883014" calcext:value-type="float">
            <text:p>0.883014</text:p>
          </table:table-cell>
          <table:table-cell office:value-type="float" office:value="0.14019" calcext:value-type="float">
            <text:p>0.14019</text:p>
          </table:table-cell>
          <table:table-cell office:value-type="float" office:value="0.883014" calcext:value-type="float">
            <text:p>0.8830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07757" calcext:value-type="float">
            <text:p>0.0207757</text:p>
          </table:table-cell>
          <table:table-cell office:value-type="float" office:value="0.809042" calcext:value-type="float">
            <text:p>0.809042</text:p>
          </table:table-cell>
          <table:table-cell office:value-type="float" office:value="-0.00251307" calcext:value-type="float">
            <text:p>-0.00251307</text:p>
          </table:table-cell>
          <table:table-cell office:value-type="float" office:value="-0.00464037" calcext:value-type="float">
            <text:p>-0.00464037</text:p>
          </table:table-cell>
          <table:table-cell office:value-type="float" office:value="0.940602" calcext:value-type="float">
            <text:p>0.940602</text:p>
          </table:table-cell>
          <table:table-cell office:value-type="float" office:value="0.921204" calcext:value-type="float">
            <text:p>0.921204</text:p>
          </table:table-cell>
          <table:table-cell office:value-type="float" office:value="0.883012" calcext:value-type="float">
            <text:p>0.883012</text:p>
          </table:table-cell>
          <table:table-cell office:value-type="float" office:value="0.921204" calcext:value-type="float">
            <text:p>0.921204</text:p>
          </table:table-cell>
          <table:table-cell table:number-columns-repeated="9"/>
        </table:table-row>
      </table:table>
      <table:table table:name="Sheet5" table:style-name="ta1">
        <table:table-column table:style-name="co1" table:number-columns-repeated="18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K=5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.00492513" calcext:value-type="float">
            <text:p>-0.00492513</text:p>
          </table:table-cell>
          <table:table-cell office:value-type="float" office:value="0.0246698" calcext:value-type="float">
            <text:p>0.0246698</text:p>
          </table:table-cell>
          <table:table-cell office:value-type="float" office:value="0.0240196" calcext:value-type="float">
            <text:p>0.0240196</text:p>
          </table:table-cell>
          <table:table-cell office:value-type="float" office:value="0.111162" calcext:value-type="float">
            <text:p>0.111162</text:p>
          </table:table-cell>
          <table:table-cell office:value-type="float" office:value="0.236281" calcext:value-type="float">
            <text:p>0.236281</text:p>
          </table:table-cell>
          <table:table-cell office:value-type="float" office:value="0.147818" calcext:value-type="float">
            <text:p>0.147818</text:p>
          </table:table-cell>
          <table:table-cell office:value-type="float" office:value="0.0481402" calcext:value-type="float">
            <text:p>0.0481402</text:p>
          </table:table-cell>
          <table:table-cell office:value-type="float" office:value="0.00711111" calcext:value-type="float">
            <text:p>0.00711111</text:p>
          </table:table-cell>
          <table:table-cell/>
          <table:table-cell office:value-type="float" office:value="-0.00480334" calcext:value-type="float">
            <text:p>-0.00480334</text:p>
          </table:table-cell>
          <table:table-cell office:value-type="float" office:value="0.0357145" calcext:value-type="float">
            <text:p>0.0357145</text:p>
          </table:table-cell>
          <table:table-cell table:style-name="ce1" office:value-type="float" office:value="-0.0000404006" calcext:value-type="float">
            <text:p>-4.04E-05</text:p>
          </table:table-cell>
          <table:table-cell office:value-type="float" office:value="0.0482556" calcext:value-type="float">
            <text:p>0.0482556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0.00500804" calcext:value-type="float">
            <text:p>0.00500804</text:p>
          </table:table-cell>
          <table:table-cell office:value-type="float" office:value="0.0014141" calcext:value-type="float">
            <text:p>0.0014141</text:p>
          </table:table-cell>
          <table:table-cell office:value-type="float" office:value="-0.0013595" calcext:value-type="float">
            <text:p>-0.0013595</text:p>
          </table:table-cell>
        </table:table-row>
        <table:table-row table:style-name="ro1">
          <table:table-cell/>
          <table:table-cell office:value-type="float" office:value="0.00183553" calcext:value-type="float">
            <text:p>0.00183553</text:p>
          </table:table-cell>
          <table:table-cell office:value-type="float" office:value="0.217032" calcext:value-type="float">
            <text:p>0.217032</text:p>
          </table:table-cell>
          <table:table-cell office:value-type="float" office:value="-0.00247662" calcext:value-type="float">
            <text:p>-0.00247662</text:p>
          </table:table-cell>
          <table:table-cell office:value-type="float" office:value="0.0240551" calcext:value-type="float">
            <text:p>0.0240551</text:p>
          </table:table-cell>
          <table:table-cell office:value-type="float" office:value="0.111141" calcext:value-type="float">
            <text:p>0.111141</text:p>
          </table:table-cell>
          <table:table-cell office:value-type="float" office:value="0.0119353" calcext:value-type="float">
            <text:p>0.0119353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0282218" calcext:value-type="float">
            <text:p>0.0282218</text:p>
          </table:table-cell>
          <table:table-cell/>
          <table:table-cell office:value-type="float" office:value="0.00177707" calcext:value-type="float">
            <text:p>0.00177707</text:p>
          </table:table-cell>
          <table:table-cell office:value-type="float" office:value="-0.00476681" calcext:value-type="float">
            <text:p>-0.00476681</text:p>
          </table:table-cell>
          <table:table-cell office:value-type="float" office:value="-0.0013332" calcext:value-type="float">
            <text:p>-0.0013332</text:p>
          </table:table-cell>
          <table:table-cell office:value-type="float" office:value="0.00509849" calcext:value-type="float">
            <text:p>0.00509849</text:p>
          </table:table-cell>
          <table:table-cell office:value-type="float" office:value="0.104422" calcext:value-type="float">
            <text:p>0.104422</text:p>
          </table:table-cell>
          <table:table-cell office:value-type="float" office:value="0.00309494" calcext:value-type="float">
            <text:p>0.00309494</text:p>
          </table:table-cell>
          <table:table-cell office:value-type="float" office:value="0.0207104" calcext:value-type="float">
            <text:p>0.0207104</text:p>
          </table:table-cell>
          <table:table-cell office:value-type="float" office:value="0.0100002" calcext:value-type="float">
            <text:p>0.0100002</text:p>
          </table:table-cell>
        </table:table-row>
        <table:table-row table:style-name="ro1">
          <table:table-cell/>
          <table:table-cell office:value-type="float" office:value="-0.00252522" calcext:value-type="float">
            <text:p>-0.00252522</text:p>
          </table:table-cell>
          <table:table-cell office:value-type="float" office:value="-0.00493731" calcext:value-type="float">
            <text:p>-0.00493731</text:p>
          </table:table-cell>
          <table:table-cell office:value-type="float" office:value="0.0275622" calcext:value-type="float">
            <text:p>0.0275622</text:p>
          </table:table-cell>
          <table:table-cell office:value-type="float" office:value="0.00309091" calcext:value-type="float">
            <text:p>0.00309091</text:p>
          </table:table-cell>
          <table:table-cell office:value-type="float" office:value="0.0275151" calcext:value-type="float">
            <text:p>0.0275151</text:p>
          </table:table-cell>
          <table:table-cell office:value-type="float" office:value="-0.00499975" calcext:value-type="float">
            <text:p>-0.00499975</text:p>
          </table:table-cell>
          <table:table-cell office:value-type="float" office:value="-0.00494543" calcext:value-type="float">
            <text:p>-0.00494543</text:p>
          </table:table-cell>
          <table:table-cell office:value-type="float" office:value="0.0352217" calcext:value-type="float">
            <text:p>0.0352217</text:p>
          </table:table-cell>
          <table:table-cell/>
          <table:table-cell office:value-type="float" office:value="-0.00011313" calcext:value-type="float">
            <text:p>-0.00011313</text:p>
          </table:table-cell>
          <table:table-cell office:value-type="float" office:value="0.321567" calcext:value-type="float">
            <text:p>0.321567</text:p>
          </table:table-cell>
          <table:table-cell office:value-type="float" office:value="0.0275446" calcext:value-type="float">
            <text:p>0.0275446</text:p>
          </table:table-cell>
          <table:table-cell office:value-type="float" office:value="0.0119353" calcext:value-type="float">
            <text:p>0.0119353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0712314" calcext:value-type="float">
            <text:p>0.00712314</text:p>
          </table:table-cell>
          <table:table-cell office:value-type="float" office:value="-0.0014303" calcext:value-type="float">
            <text:p>-0.00143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-0.00412111" calcext:value-type="float">
            <text:p>-0.00412111</text:p>
          </table:table-cell>
          <table:table-cell office:value-type="float" office:value="0.638183" calcext:value-type="float">
            <text:p>0.638183</text:p>
          </table:table-cell>
          <table:table-cell office:value-type="float" office:value="0.189568" calcext:value-type="float">
            <text:p>0.189568</text:p>
          </table:table-cell>
          <table:table-cell office:value-type="float" office:value="0.0313145" calcext:value-type="float">
            <text:p>0.0313145</text:p>
          </table:table-cell>
          <table:table-cell office:value-type="float" office:value="-0.00499975" calcext:value-type="float">
            <text:p>-0.00499975</text:p>
          </table:table-cell>
          <table:table-cell office:value-type="float" office:value="0.0394124" calcext:value-type="float">
            <text:p>0.0394124</text:p>
          </table:table-cell>
          <table:table-cell office:value-type="float" office:value="0.0147201" calcext:value-type="float">
            <text:p>0.0147201</text:p>
          </table:table-cell>
          <table:table-cell office:value-type="float" office:value="0.0276094" calcext:value-type="float">
            <text:p>0.0276094</text:p>
          </table:table-cell>
          <table:table-cell/>
          <table:table-cell office:value-type="float" office:value="-0.0014303" calcext:value-type="float">
            <text:p>-0.0014303</text:p>
          </table:table-cell>
          <table:table-cell office:value-type="float" office:value="-0.00011313" calcext:value-type="float">
            <text:p>-0.00011313</text:p>
          </table:table-cell>
          <table:table-cell office:value-type="float" office:value="0.0435959" calcext:value-type="float">
            <text:p>0.0435959</text:p>
          </table:table-cell>
          <table:table-cell office:value-type="float" office:value="-0.00245232" calcext:value-type="float">
            <text:p>-0.00245232</text:p>
          </table:table-cell>
          <table:table-cell office:value-type="float" office:value="-0.00505051" calcext:value-type="float">
            <text:p>-0.00505051</text:p>
          </table:table-cell>
          <table:table-cell office:value-type="float" office:value="-0.00464037" calcext:value-type="float">
            <text:p>-0.00464037</text:p>
          </table:table-cell>
          <table:table-cell office:value-type="float" office:value="0.0146664" calcext:value-type="float">
            <text:p>0.0146664</text:p>
          </table:table-cell>
          <table:table-cell office:value-type="float" office:value="-0.00412111" calcext:value-type="float">
            <text:p>-0.00412111</text:p>
          </table:table-cell>
        </table:table-row>
        <table:table-row table:style-name="ro1">
          <table:table-cell/>
          <table:table-cell office:value-type="float" office:value="0.0121549" calcext:value-type="float">
            <text:p>0.0121549</text:p>
          </table:table-cell>
          <table:table-cell office:value-type="float" office:value="0.57548" calcext:value-type="float">
            <text:p>0.57548</text:p>
          </table:table-cell>
          <table:table-cell office:value-type="float" office:value="0.118168" calcext:value-type="float">
            <text:p>0.118168</text:p>
          </table:table-cell>
          <table:table-cell office:value-type="float" office:value="0.052871" calcext:value-type="float">
            <text:p>0.052871</text:p>
          </table:table-cell>
          <table:table-cell office:value-type="float" office:value="0.0119353" calcext:value-type="float">
            <text:p>0.0119353</text:p>
          </table:table-cell>
          <table:table-cell office:value-type="float" office:value="0.0146564" calcext:value-type="float">
            <text:p>0.0146564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481171" calcext:value-type="float">
            <text:p>0.0481171</text:p>
          </table:table-cell>
          <table:table-cell/>
          <table:table-cell office:value-type="float" office:value="0.155841" calcext:value-type="float">
            <text:p>0.155841</text:p>
          </table:table-cell>
          <table:table-cell office:value-type="float" office:value="0.575522" calcext:value-type="float">
            <text:p>0.575522</text:p>
          </table:table-cell>
          <table:table-cell office:value-type="float" office:value="0.132668" calcext:value-type="float">
            <text:p>0.132668</text:p>
          </table:table-cell>
          <table:table-cell office:value-type="float" office:value="0.590861" calcext:value-type="float">
            <text:p>0.590861</text:p>
          </table:table-cell>
          <table:table-cell office:value-type="float" office:value="0.0437504" calcext:value-type="float">
            <text:p>0.0437504</text:p>
          </table:table-cell>
          <table:table-cell office:value-type="float" office:value="0.00315132" calcext:value-type="float">
            <text:p>0.00315132</text:p>
          </table:table-cell>
          <table:table-cell office:value-type="float" office:value="0.0242561" calcext:value-type="float">
            <text:p>0.0242561</text:p>
          </table:table-cell>
          <table:table-cell office:value-type="float" office:value="0.0916124" calcext:value-type="float">
            <text:p>0.0916124</text:p>
          </table:table-cell>
        </table:table-row>
        <table:table-row table:style-name="ro1">
          <table:table-cell/>
          <table:table-cell office:value-type="float" office:value="0.419766" calcext:value-type="float">
            <text:p>0.419766</text:p>
          </table:table-cell>
          <table:table-cell office:value-type="float" office:value="0.277298" calcext:value-type="float">
            <text:p>0.277298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0494949" calcext:value-type="float">
            <text:p>-0.00494949</text:p>
          </table:table-cell>
          <table:table-cell office:value-type="float" office:value="0.00310299" calcext:value-type="float">
            <text:p>0.00310299</text:p>
          </table:table-cell>
          <table:table-cell office:value-type="float" office:value="-0.00371963" calcext:value-type="float">
            <text:p>-0.00371963</text:p>
          </table:table-cell>
          <table:table-cell office:value-type="float" office:value="0.00952027" calcext:value-type="float">
            <text:p>0.00952027</text:p>
          </table:table-cell>
          <table:table-cell office:value-type="float" office:value="0.079497" calcext:value-type="float">
            <text:p>0.079497</text:p>
          </table:table-cell>
          <table:table-cell/>
          <table:table-cell office:value-type="float" office:value="0.181085" calcext:value-type="float">
            <text:p>0.181085</text:p>
          </table:table-cell>
          <table:table-cell office:value-type="float" office:value="0.356788" calcext:value-type="float">
            <text:p>0.356788</text:p>
          </table:table-cell>
          <table:table-cell office:value-type="float" office:value="0.163909" calcext:value-type="float">
            <text:p>0.163909</text:p>
          </table:table-cell>
          <table:table-cell office:value-type="float" office:value="-0.00138175" calcext:value-type="float">
            <text:p>-0.00138175</text:p>
          </table:table-cell>
          <table:table-cell office:value-type="float" office:value="-0.00505051" calcext:value-type="float">
            <text:p>-0.00505051</text:p>
          </table:table-cell>
          <table:table-cell office:value-type="float" office:value="0.000359422" calcext:value-type="float">
            <text:p>0.000359422</text:p>
          </table:table-cell>
          <table:table-cell office:value-type="float" office:value="0.00320368" calcext:value-type="float">
            <text:p>0.00320368</text:p>
          </table:table-cell>
          <table:table-cell office:value-type="float" office:value="-0.00142423" calcext:value-type="float">
            <text:p>-0.00142423</text:p>
          </table:table-cell>
        </table:table-row>
        <table:table-row table:style-name="ro1">
          <table:table-cell/>
          <table:table-cell office:value-type="float" office:value="0.333054" calcext:value-type="float">
            <text:p>0.333054</text:p>
          </table:table-cell>
          <table:table-cell office:value-type="float" office:value="0.147818" calcext:value-type="float">
            <text:p>0.147818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00151092" calcext:value-type="float">
            <text:p>0.00151092</text:p>
          </table:table-cell>
          <table:table-cell office:value-type="float" office:value="0.00533959" calcext:value-type="float">
            <text:p>0.00533959</text:p>
          </table:table-cell>
          <table:table-cell office:value-type="float" office:value="0.125211" calcext:value-type="float">
            <text:p>0.125211</text:p>
          </table:table-cell>
          <table:table-cell office:value-type="float" office:value="0.0211237" calcext:value-type="float">
            <text:p>0.0211237</text:p>
          </table:table-cell>
          <table:table-cell office:value-type="float" office:value="0.0857162" calcext:value-type="float">
            <text:p>0.0857162</text:p>
          </table:table-cell>
          <table:table-cell/>
          <table:table-cell office:value-type="float" office:value="0.654426" calcext:value-type="float">
            <text:p>0.654426</text:p>
          </table:table-cell>
          <table:table-cell office:value-type="float" office:value="0.791059" calcext:value-type="float">
            <text:p>0.791059</text:p>
          </table:table-cell>
          <table:table-cell office:value-type="float" office:value="0.172408" calcext:value-type="float">
            <text:p>0.172408</text:p>
          </table:table-cell>
          <table:table-cell office:value-type="float" office:value="0.017647" calcext:value-type="float">
            <text:p>0.017647</text:p>
          </table:table-cell>
          <table:table-cell office:value-type="float" office:value="0.0917005" calcext:value-type="float">
            <text:p>0.0917005</text:p>
          </table:table-cell>
          <table:table-cell office:value-type="float" office:value="0.091572" calcext:value-type="float">
            <text:p>0.091572</text:p>
          </table:table-cell>
          <table:table-cell office:value-type="float" office:value="0.0180397" calcext:value-type="float">
            <text:p>0.0180397</text:p>
          </table:table-cell>
          <table:table-cell office:value-type="float" office:value="0.125381" calcext:value-type="float">
            <text:p>0.125381</text:p>
          </table:table-cell>
        </table:table-row>
        <table:table-row table:style-name="ro1">
          <table:table-cell/>
          <table:table-cell office:value-type="float" office:value="0.0313145" calcext:value-type="float">
            <text:p>0.0313145</text:p>
          </table:table-cell>
          <table:table-cell office:value-type="float" office:value="0.00528937" calcext:value-type="float">
            <text:p>0.00528937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737473" calcext:value-type="float">
            <text:p>0.0737473</text:p>
          </table:table-cell>
          <table:table-cell office:value-type="float" office:value="0.0794784" calcext:value-type="float">
            <text:p>0.0794784</text:p>
          </table:table-cell>
          <table:table-cell office:value-type="float" office:value="0.501638" calcext:value-type="float">
            <text:p>0.501638</text:p>
          </table:table-cell>
          <table:table-cell office:value-type="float" office:value="0.00345731" calcext:value-type="float">
            <text:p>0.00345731</text:p>
          </table:table-cell>
          <table:table-cell office:value-type="float" office:value="0.0436017" calcext:value-type="float">
            <text:p>0.0436017</text:p>
          </table:table-cell>
          <table:table-cell/>
          <table:table-cell office:value-type="float" office:value="0.0207104" calcext:value-type="float">
            <text:p>0.0207104</text:p>
          </table:table-cell>
          <table:table-cell office:value-type="float" office:value="0.00148066" calcext:value-type="float">
            <text:p>0.00148066</text:p>
          </table:table-cell>
          <table:table-cell office:value-type="float" office:value="0.00309494" calcext:value-type="float">
            <text:p>0.00309494</text:p>
          </table:table-cell>
          <table:table-cell office:value-type="float" office:value="0.0915463" calcext:value-type="float">
            <text:p>0.0915463</text:p>
          </table:table-cell>
          <table:table-cell office:value-type="float" office:value="0.163902" calcext:value-type="float">
            <text:p>0.163902</text:p>
          </table:table-cell>
          <table:table-cell office:value-type="float" office:value="0.031291" calcext:value-type="float">
            <text:p>0.031291</text:p>
          </table:table-cell>
          <table:table-cell office:value-type="float" office:value="-0.00377639" calcext:value-type="float">
            <text:p>-0.00377639</text:p>
          </table:table-cell>
          <table:table-cell office:value-type="float" office:value="0.0176232" calcext:value-type="float">
            <text:p>0.0176232</text:p>
          </table:table-cell>
        </table:table-row>
        <table:table-row table:style-name="ro1">
          <table:table-cell/>
          <table:table-cell office:value-type="float" office:value="0.344824" calcext:value-type="float">
            <text:p>0.344824</text:p>
          </table:table-cell>
          <table:table-cell office:value-type="float" office:value="0.125248" calcext:value-type="float">
            <text:p>0.125248</text:p>
          </table:table-cell>
          <table:table-cell office:value-type="float" office:value="0.0629382" calcext:value-type="float">
            <text:p>0.0629382</text:p>
          </table:table-cell>
          <table:table-cell office:value-type="float" office:value="-0.00464646" calcext:value-type="float">
            <text:p>-0.00464646</text:p>
          </table:table-cell>
          <table:table-cell office:value-type="float" office:value="-0.00486423" calcext:value-type="float">
            <text:p>-0.00486423</text:p>
          </table:table-cell>
          <table:table-cell office:value-type="float" office:value="0.00320368" calcext:value-type="float">
            <text:p>0.00320368</text:p>
          </table:table-cell>
          <table:table-cell office:value-type="float" office:value="0.104501" calcext:value-type="float">
            <text:p>0.104501</text:p>
          </table:table-cell>
          <table:table-cell office:value-type="float" office:value="0.00713518" calcext:value-type="float">
            <text:p>0.00713518</text:p>
          </table:table-cell>
          <table:table-cell/>
          <table:table-cell office:value-type="float" office:value="0.687374" calcext:value-type="float">
            <text:p>0.687374</text:p>
          </table:table-cell>
          <table:table-cell office:value-type="float" office:value="0.111162" calcext:value-type="float">
            <text:p>0.111162</text:p>
          </table:table-cell>
          <table:table-cell office:value-type="float" office:value="0.0241064" calcext:value-type="float">
            <text:p>0.0241064</text:p>
          </table:table-cell>
          <table:table-cell office:value-type="float" office:value="0.310139" calcext:value-type="float">
            <text:p>0.310139</text:p>
          </table:table-cell>
          <table:table-cell office:value-type="float" office:value="0.7211" calcext:value-type="float">
            <text:p>0.7211</text:p>
          </table:table-cell>
          <table:table-cell office:value-type="float" office:value="-0.00413328" calcext:value-type="float">
            <text:p>-0.00413328</text:p>
          </table:table-cell>
          <table:table-cell office:value-type="float" office:value="0.1044" calcext:value-type="float">
            <text:p>0.1044</text:p>
          </table:table-cell>
          <table:table-cell office:value-type="float" office:value="-0.00504847" calcext:value-type="float">
            <text:p>-0.0050484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float" office:value="0.012198" calcext:value-type="float">
            <text:p>0.0121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004937311" calcext:value-type="float">
            <text:p>-0.0049373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01201917" calcext:value-type="float">
            <text:p>0.012019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0.0049997" calcext:value-type="float">
            <text:p>-0.004999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/>nodtw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630802" calcext:value-type="float">
            <text:p>0.0630802</text:p>
          </table:table-cell>
          <table:table-cell table:style-name="ce1" office:value-type="float" office:value="-0.0000404006" calcext:value-type="float">
            <text:p>-4.04E-05</text:p>
          </table:table-cell>
          <table:table-cell office:value-type="float" office:value="-0.0014303" calcext:value-type="float">
            <text:p>-0.0014303</text:p>
          </table:table-cell>
          <table:table-cell office:value-type="float" office:value="-0.0041414" calcext:value-type="float">
            <text:p>-0.0041414</text:p>
          </table:table-cell>
          <table:table-cell office:value-type="float" office:value="-0.00454904" calcext:value-type="float">
            <text:p>-0.00454904</text:p>
          </table:table-cell>
          <table:table-cell office:value-type="float" office:value="0.00712314" calcext:value-type="float">
            <text:p>0.00712314</text:p>
          </table:table-cell>
          <table:table-cell office:value-type="float" office:value="-0.00103595" calcext:value-type="float">
            <text:p>-0.00103595</text:p>
          </table:table-cell>
          <table:table-cell office:value-type="float" office:value="0.0353094" calcext:value-type="float">
            <text:p>0.03530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96258" calcext:value-type="float">
            <text:p>0.0396258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0945424" calcext:value-type="float">
            <text:p>0.00945424</text:p>
          </table:table-cell>
          <table:table-cell office:value-type="float" office:value="0.00722342" calcext:value-type="float">
            <text:p>0.00722342</text:p>
          </table:table-cell>
          <table:table-cell office:value-type="float" office:value="0.000565266" calcext:value-type="float">
            <text:p>0.000565266</text:p>
          </table:table-cell>
          <table:table-cell office:value-type="float" office:value="0.00524316" calcext:value-type="float">
            <text:p>0.00524316</text:p>
          </table:table-cell>
          <table:table-cell office:value-type="float" office:value="0.000242335" calcext:value-type="float">
            <text:p>0.000242335</text:p>
          </table:table-cell>
          <table:table-cell office:value-type="float" office:value="-0.00342418" calcext:value-type="float">
            <text:p>-0.003424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06867" calcext:value-type="float">
            <text:p>0.0206867</text:p>
          </table:table-cell>
          <table:table-cell office:value-type="float" office:value="0.132615" calcext:value-type="float">
            <text:p>0.132615</text:p>
          </table:table-cell>
          <table:table-cell office:value-type="float" office:value="0.000492625" calcext:value-type="float">
            <text:p>0.000492625</text:p>
          </table:table-cell>
          <table:table-cell office:value-type="float" office:value="-0.00406026" calcext:value-type="float">
            <text:p>-0.00406026</text:p>
          </table:table-cell>
          <table:table-cell office:value-type="float" office:value="0.0351691" calcext:value-type="float">
            <text:p>0.0351691</text:p>
          </table:table-cell>
          <table:table-cell office:value-type="float" office:value="-0.00410488" calcext:value-type="float">
            <text:p>-0.00410488</text:p>
          </table:table-cell>
          <table:table-cell office:value-type="float" office:value="0.00516279" calcext:value-type="float">
            <text:p>0.00516279</text:p>
          </table:table-cell>
          <table:table-cell office:value-type="float" office:value="-0.00414545" calcext:value-type="float">
            <text:p>-0.0041454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-0.000084845" calcext:value-type="float">
            <text:p>-8.48E-05</text:p>
          </table:table-cell>
          <table:table-cell office:value-type="float" office:value="0.0631199" calcext:value-type="float">
            <text:p>0.0631199</text:p>
          </table:table-cell>
          <table:table-cell office:value-type="float" office:value="0.0119952" calcext:value-type="float">
            <text:p>0.0119952</text:p>
          </table:table-cell>
          <table:table-cell office:value-type="float" office:value="0.104501" calcext:value-type="float">
            <text:p>0.104501</text:p>
          </table:table-cell>
          <table:table-cell office:value-type="float" office:value="-0.00342418" calcext:value-type="float">
            <text:p>-0.00342418</text:p>
          </table:table-cell>
          <table:table-cell office:value-type="float" office:value="-0.00340999" calcext:value-type="float">
            <text:p>-0.00340999</text:p>
          </table:table-cell>
          <table:table-cell office:value-type="float" office:value="0.0119753" calcext:value-type="float">
            <text:p>0.0119753</text:p>
          </table:table-cell>
          <table:table-cell office:value-type="float" office:value="-0.0034404" calcext:value-type="float">
            <text:p>-0.00344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725551" calcext:value-type="float">
            <text:p>0.00725551</text:p>
          </table:table-cell>
          <table:table-cell office:value-type="float" office:value="-0.0022701" calcext:value-type="float">
            <text:p>-0.0022701</text:p>
          </table:table-cell>
          <table:table-cell office:value-type="float" office:value="0.189946" calcext:value-type="float">
            <text:p>0.189946</text:p>
          </table:table-cell>
          <table:table-cell office:value-type="float" office:value="0.0682972" calcext:value-type="float">
            <text:p>0.0682972</text:p>
          </table:table-cell>
          <table:table-cell office:value-type="float" office:value="0.00501809" calcext:value-type="float">
            <text:p>0.0050180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00715122" calcext:value-type="float">
            <text:p>0.00715122</text:p>
          </table:table-cell>
          <table:table-cell office:value-type="float" office:value="0.00712314" calcext:value-type="float">
            <text:p>0.007123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75839" calcext:value-type="float">
            <text:p>0.0275839</text:p>
          </table:table-cell>
          <table:table-cell office:value-type="float" office:value="0.189763" calcext:value-type="float">
            <text:p>0.189763</text:p>
          </table:table-cell>
          <table:table-cell office:value-type="float" office:value="0.0121988" calcext:value-type="float">
            <text:p>0.0121988</text:p>
          </table:table-cell>
          <table:table-cell office:value-type="float" office:value="0.125211" calcext:value-type="float">
            <text:p>0.125211</text:p>
          </table:table-cell>
          <table:table-cell office:value-type="float" office:value="0.0529628" calcext:value-type="float">
            <text:p>0.0529628</text:p>
          </table:table-cell>
          <table:table-cell office:value-type="float" office:value="-0.00504238" calcext:value-type="float">
            <text:p>-0.00504238</text:p>
          </table:table-cell>
          <table:table-cell office:value-type="float" office:value="0.000189839" calcext:value-type="float">
            <text:p>0.000189839</text:p>
          </table:table-cell>
          <table:table-cell office:value-type="float" office:value="0.0440285" calcext:value-type="float">
            <text:p>0.0440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40846" calcext:value-type="float">
            <text:p>-0.0040846</text:p>
          </table:table-cell>
          <table:table-cell office:value-type="float" office:value="0.0097603" calcext:value-type="float">
            <text:p>0.0097603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0.125248" calcext:value-type="float">
            <text:p>0.125248</text:p>
          </table:table-cell>
          <table:table-cell office:value-type="float" office:value="0.0578037" calcext:value-type="float">
            <text:p>0.0578037</text:p>
          </table:table-cell>
          <table:table-cell office:value-type="float" office:value="0.0210664" calcext:value-type="float">
            <text:p>0.0210664</text:p>
          </table:table-cell>
          <table:table-cell office:value-type="float" office:value="0.0438277" calcext:value-type="float">
            <text:p>0.0438277</text:p>
          </table:table-cell>
          <table:table-cell office:value-type="float" office:value="0.0481556" calcext:value-type="float">
            <text:p>0.0481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26552" calcext:value-type="float">
            <text:p>0.226552</text:p>
          </table:table-cell>
          <table:table-cell office:value-type="float" office:value="0.00945424" calcext:value-type="float">
            <text:p>0.00945424</text:p>
          </table:table-cell>
          <table:table-cell office:value-type="float" office:value="0.098129" calcext:value-type="float">
            <text:p>0.098129</text:p>
          </table:table-cell>
          <table:table-cell office:value-type="float" office:value="0.0854114" calcext:value-type="float">
            <text:p>0.0854114</text:p>
          </table:table-cell>
          <table:table-cell office:value-type="float" office:value="0.0435959" calcext:value-type="float">
            <text:p>0.0435959</text:p>
          </table:table-cell>
          <table:table-cell office:value-type="float" office:value="0.118072" calcext:value-type="float">
            <text:p>0.118072</text:p>
          </table:table-cell>
          <table:table-cell office:value-type="float" office:value="0.256409" calcext:value-type="float">
            <text:p>0.2564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352217" calcext:value-type="float">
            <text:p>0.0352217</text:p>
          </table:table-cell>
          <table:table-cell office:value-type="float" office:value="0.207625" calcext:value-type="float">
            <text:p>0.207625</text:p>
          </table:table-cell>
          <table:table-cell office:value-type="float" office:value="0.118072" calcext:value-type="float">
            <text:p>0.118072</text:p>
          </table:table-cell>
          <table:table-cell office:value-type="float" office:value="0.00323589" calcext:value-type="float">
            <text:p>0.00323589</text:p>
          </table:table-cell>
          <table:table-cell office:value-type="float" office:value="0.189527" calcext:value-type="float">
            <text:p>0.189527</text:p>
          </table:table-cell>
          <table:table-cell office:value-type="float" office:value="0.0978667" calcext:value-type="float">
            <text:p>0.0978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sc_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92844" calcext:value-type="float">
            <text:p>0.0392844</text:p>
          </table:table-cell>
          <table:table-cell office:value-type="float" office:value="-0.00503223" calcext:value-type="float">
            <text:p>-0.00503223</text:p>
          </table:table-cell>
          <table:table-cell office:value-type="float" office:value="0.00711111" calcext:value-type="float">
            <text:p>0.00711111</text:p>
          </table:table-cell>
          <table:table-cell office:value-type="float" office:value="0.00500804" calcext:value-type="float">
            <text:p>0.00500804</text:p>
          </table:table-cell>
          <table:table-cell office:value-type="float" office:value="0.0175874" calcext:value-type="float">
            <text:p>0.0175874</text:p>
          </table:table-cell>
          <table:table-cell office:value-type="float" office:value="0.0629382" calcext:value-type="float">
            <text:p>0.0629382</text:p>
          </table:table-cell>
        </table:table-row>
        <table:table-row table:style-name="ro1">
          <table:table-cell/>
          <table:table-cell office:value-type="float" office:value="0.0072916" calcext:value-type="float">
            <text:p>0.0072916</text:p>
          </table:table-cell>
          <table:table-cell office:value-type="float" office:value="-0.0014303" calcext:value-type="float">
            <text:p>-0.0014303</text:p>
          </table:table-cell>
          <table:table-cell office:value-type="float" office:value="0.0206788" calcext:value-type="float">
            <text:p>0.0206788</text:p>
          </table:table-cell>
          <table:table-cell office:value-type="float" office:value="0.0312714" calcext:value-type="float">
            <text:p>0.0312714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.0352217" calcext:value-type="float">
            <text:p>0.0352217</text:p>
          </table:table-cell>
        </table:table-row>
        <table:table-row table:style-name="ro1">
          <table:table-cell/>
          <table:table-cell office:value-type="float" office:value="-0.00298652" calcext:value-type="float">
            <text:p>-0.00298652</text:p>
          </table:table-cell>
          <table:table-cell office:value-type="float" office:value="0.0528404" calcext:value-type="float">
            <text:p>0.0528404</text:p>
          </table:table-cell>
          <table:table-cell office:value-type="float" office:value="-0.00464037" calcext:value-type="float">
            <text:p>-0.00464037</text:p>
          </table:table-cell>
          <table:table-cell office:value-type="float" office:value="0.0146803" calcext:value-type="float">
            <text:p>0.0146803</text:p>
          </table:table-cell>
          <table:table-cell office:value-type="float" office:value="0.0737754" calcext:value-type="float">
            <text:p>0.0737754</text:p>
          </table:table-cell>
          <table:table-cell office:value-type="float" office:value="0.0354321" calcext:value-type="float">
            <text:p>0.0354321</text:p>
          </table:table-cell>
        </table:table-row>
        <table:table-row table:style-name="ro1">
          <table:table-cell/>
          <table:table-cell office:value-type="float" office:value="-0.00451861" calcext:value-type="float">
            <text:p>-0.00451861</text:p>
          </table:table-cell>
          <table:table-cell office:value-type="float" office:value="0.0206867" calcext:value-type="float">
            <text:p>0.0206867</text:p>
          </table:table-cell>
          <table:table-cell office:value-type="float" office:value="0.00138182" calcext:value-type="float">
            <text:p>0.00138182</text:p>
          </table:table-cell>
          <table:table-cell office:value-type="float" office:value="0.0275446" calcext:value-type="float">
            <text:p>0.0275446</text:p>
          </table:table-cell>
          <table:table-cell office:value-type="float" office:value="0.0682746" calcext:value-type="float">
            <text:p>0.0682746</text:p>
          </table:table-cell>
          <table:table-cell office:value-type="float" office:value="-0.0033431" calcext:value-type="float">
            <text:p>-0.0033431</text:p>
          </table:table-cell>
        </table:table-row>
        <table:table-row table:style-name="ro1">
          <table:table-cell/>
          <table:table-cell office:value-type="float" office:value="0.0351515" calcext:value-type="float">
            <text:p>0.0351515</text:p>
          </table:table-cell>
          <table:table-cell office:value-type="float" office:value="0.0146803" calcext:value-type="float">
            <text:p>0.0146803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.0239959" calcext:value-type="float">
            <text:p>0.0239959</text:p>
          </table:table-cell>
          <table:table-cell office:value-type="float" office:value="0.00138989" calcext:value-type="float">
            <text:p>0.00138989</text:p>
          </table:table-cell>
          <table:table-cell office:value-type="float" office:value="0.0738652" calcext:value-type="float">
            <text:p>0.0738652</text:p>
          </table:table-cell>
        </table:table-row>
        <table:table-row table:style-name="ro1">
          <table:table-cell/>
          <table:table-cell office:value-type="float" office:value="-0.00406227" calcext:value-type="float">
            <text:p>-0.00406227</text:p>
          </table:table-cell>
          <table:table-cell office:value-type="float" office:value="0.00139997" calcext:value-type="float">
            <text:p>0.00139997</text:p>
          </table:table-cell>
          <table:table-cell office:value-type="float" office:value="0.00313119" calcext:value-type="float">
            <text:p>0.00313119</text:p>
          </table:table-cell>
          <table:table-cell office:value-type="float" office:value="0.00747604" calcext:value-type="float">
            <text:p>0.00747604</text:p>
          </table:table-cell>
          <table:table-cell office:value-type="float" office:value="-0.00327825" calcext:value-type="float">
            <text:p>-0.00327825</text:p>
          </table:table-cell>
          <table:table-cell office:value-type="float" office:value="0.085404" calcext:value-type="float">
            <text:p>0.085404</text:p>
          </table:table-cell>
        </table:table-row>
        <table:table-row table:style-name="ro1">
          <table:table-cell/>
          <table:table-cell office:value-type="float" office:value="0.00320368" calcext:value-type="float">
            <text:p>0.00320368</text:p>
          </table:table-cell>
          <table:table-cell office:value-type="float" office:value="0.0206867" calcext:value-type="float">
            <text:p>0.0206867</text:p>
          </table:table-cell>
          <table:table-cell office:value-type="float" office:value="-0.00494949" calcext:value-type="float">
            <text:p>-0.00494949</text:p>
          </table:table-cell>
          <table:table-cell office:value-type="float" office:value="0.0096643" calcext:value-type="float">
            <text:p>0.0096643</text:p>
          </table:table-cell>
          <table:table-cell office:value-type="float" office:value="0.0577656" calcext:value-type="float">
            <text:p>0.0577656</text:p>
          </table:table-cell>
          <table:table-cell office:value-type="float" office:value="0.0392844" calcext:value-type="float">
            <text:p>0.0392844</text:p>
          </table:table-cell>
        </table:table-row>
        <table:table-row table:style-name="ro1">
          <table:table-cell/>
          <table:table-cell office:value-type="float" office:value="0.207697" calcext:value-type="float">
            <text:p>0.207697</text:p>
          </table:table-cell>
          <table:table-cell office:value-type="float" office:value="-0.00327825" calcext:value-type="float">
            <text:p>-0.00327825</text:p>
          </table:table-cell>
          <table:table-cell office:value-type="float" office:value="-0.00504847" calcext:value-type="float">
            <text:p>-0.00504847</text:p>
          </table:table-cell>
          <table:table-cell office:value-type="float" office:value="-0.00412111" calcext:value-type="float">
            <text:p>-0.00412111</text:p>
          </table:table-cell>
          <table:table-cell office:value-type="float" office:value="0.0392844" calcext:value-type="float">
            <text:p>0.03928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float" office:value="0.039284352470297" calcext:value-type="float">
            <text:p>0.03928435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343431568229752" calcext:value-type="float">
            <text:p>-0.0034343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2440499488642" calcext:value-type="float">
            <text:p>0.0312440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486423128530948" calcext:value-type="float">
            <text:p>-0.0048642313</text:p>
          </table:table-cell>
          <table:table-cell table:number-columns-repeated="5"/>
        </table:table-row>
      </table:table>
      <table:table table:name="Sheet7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_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179802" calcext:value-type="float">
            <text:p>0.0179802</text:p>
          </table:table-cell>
          <table:table-cell office:value-type="float" office:value="-0.00396291" calcext:value-type="float">
            <text:p>-0.00396291</text:p>
          </table:table-cell>
          <table:table-cell office:value-type="float" office:value="0.189586" calcext:value-type="float">
            <text:p>0.189586</text:p>
          </table:table-cell>
          <table:table-cell office:value-type="float" office:value="-0.00249687" calcext:value-type="float">
            <text:p>-0.00249687</text:p>
          </table:table-cell>
          <table:table-cell office:value-type="float" office:value="0.00528937" calcext:value-type="float">
            <text:p>0.00528937</text:p>
          </table:table-cell>
          <table:table-cell office:value-type="float" office:value="0.333097" calcext:value-type="float">
            <text:p>0.333097</text:p>
          </table:table-cell>
          <table:table-cell table:style-name="ce1" office:value-type="float" office:value="-0.0000121198" calcext:value-type="float">
            <text:p>-1.21E-05</text:p>
          </table:table-cell>
          <table:table-cell office:value-type="float" office:value="-0.000125252" calcext:value-type="float">
            <text:p>-0.000125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82746" calcext:value-type="float">
            <text:p>0.0682746</text:p>
          </table:table-cell>
          <table:table-cell office:value-type="float" office:value="0.021013" calcext:value-type="float">
            <text:p>0.021013</text:p>
          </table:table-cell>
          <table:table-cell office:value-type="float" office:value="0.00139997" calcext:value-type="float">
            <text:p>0.00139997</text:p>
          </table:table-cell>
          <table:table-cell office:value-type="float" office:value="0.406619" calcext:value-type="float">
            <text:p>0.406619</text:p>
          </table:table-cell>
          <table:table-cell office:value-type="float" office:value="-0.00490889" calcext:value-type="float">
            <text:p>-0.00490889</text:p>
          </table:table-cell>
          <table:table-cell office:value-type="float" office:value="0.0529954" calcext:value-type="float">
            <text:p>0.0529954</text:p>
          </table:table-cell>
          <table:table-cell office:value-type="float" office:value="-0.00492513" calcext:value-type="float">
            <text:p>-0.00492513</text:p>
          </table:table-cell>
          <table:table-cell office:value-type="float" office:value="-0.0034404" calcext:value-type="float">
            <text:p>-0.0034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079" calcext:value-type="float">
            <text:p>0.012079</text:p>
          </table:table-cell>
          <table:table-cell office:value-type="float" office:value="0.670746" calcext:value-type="float">
            <text:p>0.670746</text:p>
          </table:table-cell>
          <table:table-cell office:value-type="float" office:value="0.0915904" calcext:value-type="float">
            <text:p>0.0915904</text:p>
          </table:table-cell>
          <table:table-cell office:value-type="float" office:value="0.163902" calcext:value-type="float">
            <text:p>0.163902</text:p>
          </table:table-cell>
          <table:table-cell office:value-type="float" office:value="0.0275622" calcext:value-type="float">
            <text:p>0.0275622</text:p>
          </table:table-cell>
          <table:table-cell office:value-type="float" office:value="0.0312714" calcext:value-type="float">
            <text:p>0.0312714</text:p>
          </table:table-cell>
          <table:table-cell office:value-type="float" office:value="0.0119593" calcext:value-type="float">
            <text:p>0.0119593</text:p>
          </table:table-cell>
          <table:table-cell office:value-type="float" office:value="0.00138989" calcext:value-type="float">
            <text:p>0.00138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00253332" calcext:value-type="float">
            <text:p>-0.00253332</text:p>
          </table:table-cell>
          <table:table-cell office:value-type="float" office:value="0.00151092" calcext:value-type="float">
            <text:p>0.00151092</text:p>
          </table:table-cell>
          <table:table-cell office:value-type="float" office:value="-0.00413328" calcext:value-type="float">
            <text:p>-0.00413328</text:p>
          </table:table-cell>
          <table:table-cell office:value-type="float" office:value="0.0351535" calcext:value-type="float">
            <text:p>0.0351535</text:p>
          </table:table-cell>
          <table:table-cell office:value-type="float" office:value="-0.00336945" calcext:value-type="float">
            <text:p>-0.00336945</text:p>
          </table:table-cell>
          <table:table-cell table:style-name="ce1" office:value-type="float" office:value="-0.000084845" calcext:value-type="float">
            <text:p>-8.48E-05</text:p>
          </table:table-cell>
          <table:table-cell office:value-type="float" office:value="0.00309091" calcext:value-type="float">
            <text:p>0.00309091</text:p>
          </table:table-cell>
          <table:table-cell office:value-type="float" office:value="0.00955028" calcext:value-type="float">
            <text:p>0.009550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034" calcext:value-type="float">
            <text:p>0.56034</text:p>
          </table:table-cell>
          <table:table-cell office:value-type="float" office:value="0.207644" calcext:value-type="float">
            <text:p>0.207644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0177422" calcext:value-type="float">
            <text:p>0.0177422</text:p>
          </table:table-cell>
          <table:table-cell office:value-type="float" office:value="-0.00464646" calcext:value-type="float">
            <text:p>-0.00464646</text:p>
          </table:table-cell>
          <table:table-cell office:value-type="float" office:value="0.140141" calcext:value-type="float">
            <text:p>0.140141</text:p>
          </table:table-cell>
          <table:table-cell office:value-type="float" office:value="0.0119393" calcext:value-type="float">
            <text:p>0.0119393</text:p>
          </table:table-cell>
          <table:table-cell office:value-type="float" office:value="-0.00292978" calcext:value-type="float">
            <text:p>-0.00292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28928" calcext:value-type="float">
            <text:p>0.0628928</text:p>
          </table:table-cell>
          <table:table-cell office:value-type="float" office:value="-0.00505051" calcext:value-type="float">
            <text:p>-0.00505051</text:p>
          </table:table-cell>
          <table:table-cell office:value-type="float" office:value="0.155773" calcext:value-type="float">
            <text:p>0.155773</text:p>
          </table:table-cell>
          <table:table-cell office:value-type="float" office:value="0.0146664" calcext:value-type="float">
            <text:p>0.0146664</text:p>
          </table:table-cell>
          <table:table-cell office:value-type="float" office:value="0.0915463" calcext:value-type="float">
            <text:p>0.0915463</text:p>
          </table:table-cell>
          <table:table-cell office:value-type="float" office:value="-0.00414545" calcext:value-type="float">
            <text:p>-0.00414545</text:p>
          </table:table-cell>
          <table:table-cell office:value-type="float" office:value="-0.00492513" calcext:value-type="float">
            <text:p>-0.00492513</text:p>
          </table:table-cell>
          <table:table-cell office:value-type="float" office:value="0.156439" calcext:value-type="float">
            <text:p>0.156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11507" calcext:value-type="float">
            <text:p>0.00311507</text:p>
          </table:table-cell>
          <table:table-cell office:value-type="float" office:value="0.0314906" calcext:value-type="float">
            <text:p>0.0314906</text:p>
          </table:table-cell>
          <table:table-cell office:value-type="float" office:value="0.111162" calcext:value-type="float">
            <text:p>0.111162</text:p>
          </table:table-cell>
          <table:table-cell office:value-type="float" office:value="0.140094" calcext:value-type="float">
            <text:p>0.140094</text:p>
          </table:table-cell>
          <table:table-cell office:value-type="float" office:value="0.0392844" calcext:value-type="float">
            <text:p>0.0392844</text:p>
          </table:table-cell>
          <table:table-cell office:value-type="float" office:value="0.00955028" calcext:value-type="float">
            <text:p>0.00955028</text:p>
          </table:table-cell>
          <table:table-cell office:value-type="float" office:value="0.00410893" calcext:value-type="float">
            <text:p>0.00410893</text:p>
          </table:table-cell>
          <table:table-cell office:value-type="float" office:value="-0.00210312" calcext:value-type="float">
            <text:p>-0.00210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00804" calcext:value-type="float">
            <text:p>0.00500804</text:p>
          </table:table-cell>
          <table:table-cell office:value-type="float" office:value="0.0176232" calcext:value-type="float">
            <text:p>0.0176232</text:p>
          </table:table-cell>
          <table:table-cell office:value-type="float" office:value="-0.00123005" calcext:value-type="float">
            <text:p>-0.00123005</text:p>
          </table:table-cell>
          <table:table-cell office:value-type="float" office:value="0.0528423" calcext:value-type="float">
            <text:p>0.0528423</text:p>
          </table:table-cell>
          <table:table-cell office:value-type="float" office:value="0.0687299" calcext:value-type="float">
            <text:p>0.0687299</text:p>
          </table:table-cell>
          <table:table-cell office:value-type="float" office:value="0.0240788" calcext:value-type="float">
            <text:p>0.0240788</text:p>
          </table:table-cell>
          <table:table-cell office:value-type="float" office:value="0.00483998" calcext:value-type="float">
            <text:p>0.00483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21507" calcext:value-type="float">
            <text:p>0.321507</text:p>
          </table:table-cell>
          <table:table-cell office:value-type="float" office:value="0.24625" calcext:value-type="float">
            <text:p>0.24625</text:p>
          </table:table-cell>
          <table:table-cell office:value-type="float" office:value="-0.0041414" calcext:value-type="float">
            <text:p>-0.0041414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487424" calcext:value-type="float">
            <text:p>0.487424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00905387" calcext:value-type="float">
            <text:p>0.00905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.0150384898100955" calcext:value-type="float">
            <text:p>0.0150384898</text:p>
          </table:table-cell>
          <table:table-cell/>
          <table:table-cell office:value-type="float" office:value="0.0150384898100955" calcext:value-type="float">
            <text:p>0.0150384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711110751964263" calcext:value-type="float">
            <text:p>0.0071111075</text:p>
          </table:table-cell>
          <table:table-cell/>
          <table:table-cell office:value-type="float" office:value="0.00711110751964263" calcext:value-type="float">
            <text:p>0.0071111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179247135776777" calcext:value-type="float">
            <text:p>0.0179247136</text:p>
          </table:table-cell>
          <table:table-cell/>
          <table:table-cell office:value-type="float" office:value="0.0179247135776777" calcext:value-type="float">
            <text:p>0.01792471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00121211570250419" calcext:value-type="float">
            <text:p>-0.0001212116</text:p>
          </table:table-cell>
          <table:table-cell/>
          <table:table-cell office:value-type="float" office:value="-0.000121211570250419" calcext:value-type="float">
            <text:p>-0.000121211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.0355899" calcext:value-type="float">
            <text:p>0.0355899</text:p>
          </table:table-cell>
          <table:table-cell office:value-type="float" office:value="0.208028" calcext:value-type="float">
            <text:p>0.208028</text:p>
          </table:table-cell>
          <table:table-cell office:value-type="float" office:value="0.00331239" calcext:value-type="float">
            <text:p>0.00331239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633167" calcext:value-type="float">
            <text:p>0.0633167</text:p>
          </table:table-cell>
          <table:table-cell office:value-type="float" office:value="0.0528423" calcext:value-type="float">
            <text:p>0.0528423</text:p>
          </table:table-cell>
          <table:table-cell office:value-type="float" office:value="0.0581652" calcext:value-type="float">
            <text:p>0.0581652</text:p>
          </table:table-cell>
          <table:table-cell office:value-type="float" office:value="0.00942222" calcext:value-type="float">
            <text:p>0.00942222</text:p>
          </table:table-cell>
          <table:table-cell/>
          <table:table-cell office:value-type="float" office:value="0.208028" calcext:value-type="float">
            <text:p>0.208028</text:p>
          </table:table-cell>
        </table:table-row>
        <table:table-row table:style-name="ro1">
          <table:table-cell/>
          <table:table-cell office:value-type="float" office:value="0.0352762" calcext:value-type="float">
            <text:p>0.0352762</text:p>
          </table:table-cell>
          <table:table-cell office:value-type="float" office:value="-0.00413328" calcext:value-type="float">
            <text:p>-0.00413328</text:p>
          </table:table-cell>
          <table:table-cell office:value-type="float" office:value="0.0275446" calcext:value-type="float">
            <text:p>0.0275446</text:p>
          </table:table-cell>
          <table:table-cell office:value-type="float" office:value="0.0854059" calcext:value-type="float">
            <text:p>0.0854059</text:p>
          </table:table-cell>
          <table:table-cell office:value-type="float" office:value="0.00148066" calcext:value-type="float">
            <text:p>0.00148066</text:p>
          </table:table-cell>
          <table:table-cell office:value-type="float" office:value="0.00715122" calcext:value-type="float">
            <text:p>0.00715122</text:p>
          </table:table-cell>
          <table:table-cell office:value-type="float" office:value="0.00351366" calcext:value-type="float">
            <text:p>0.00351366</text:p>
          </table:table-cell>
          <table:table-cell office:value-type="float" office:value="-0.00138175" calcext:value-type="float">
            <text:p>-0.00138175</text:p>
          </table:table-cell>
          <table:table-cell/>
          <table:table-cell office:value-type="float" office:value="0.0854059" calcext:value-type="float">
            <text:p>0.0854059</text:p>
          </table:table-cell>
        </table:table-row>
        <table:table-row table:style-name="ro1">
          <table:table-cell/>
          <table:table-cell office:value-type="float" office:value="0.0355334" calcext:value-type="float">
            <text:p>0.0355334</text:p>
          </table:table-cell>
          <table:table-cell office:value-type="float" office:value="0.0982765" calcext:value-type="float">
            <text:p>0.0982765</text:p>
          </table:table-cell>
          <table:table-cell office:value-type="float" office:value="0.0181706" calcext:value-type="float">
            <text:p>0.0181706</text:p>
          </table:table-cell>
          <table:table-cell office:value-type="float" office:value="0.00558058" calcext:value-type="float">
            <text:p>0.00558058</text:p>
          </table:table-cell>
          <table:table-cell office:value-type="float" office:value="-0.00371963" calcext:value-type="float">
            <text:p>-0.00371963</text:p>
          </table:table-cell>
          <table:table-cell office:value-type="float" office:value="0.079497" calcext:value-type="float">
            <text:p>0.079497</text:p>
          </table:table-cell>
          <table:table-cell office:value-type="float" office:value="0.00558058" calcext:value-type="float">
            <text:p>0.00558058</text:p>
          </table:table-cell>
          <table:table-cell office:value-type="float" office:value="-0.00503223" calcext:value-type="float">
            <text:p>-0.00503223</text:p>
          </table:table-cell>
          <table:table-cell/>
          <table:table-cell office:value-type="float" office:value="0.0982765" calcext:value-type="float">
            <text:p>0.0982765</text:p>
          </table:table-cell>
        </table:table-row>
        <table:table-row table:style-name="ro1">
          <table:table-cell/>
          <table:table-cell office:value-type="float" office:value="0.0436249" calcext:value-type="float">
            <text:p>0.0436249</text:p>
          </table:table-cell>
          <table:table-cell office:value-type="float" office:value="0.0175755" calcext:value-type="float">
            <text:p>0.0175755</text:p>
          </table:table-cell>
          <table:table-cell office:value-type="float" office:value="-0.00278606" calcext:value-type="float">
            <text:p>-0.00278606</text:p>
          </table:table-cell>
          <table:table-cell office:value-type="float" office:value="0.125983" calcext:value-type="float">
            <text:p>0.125983</text:p>
          </table:table-cell>
          <table:table-cell office:value-type="float" office:value="0.0246698" calcext:value-type="float">
            <text:p>0.0246698</text:p>
          </table:table-cell>
          <table:table-cell office:value-type="float" office:value="-0.00463288" calcext:value-type="float">
            <text:p>-0.00463288</text:p>
          </table:table-cell>
          <table:table-cell office:value-type="float" office:value="0.0634377" calcext:value-type="float">
            <text:p>0.0634377</text:p>
          </table:table-cell>
          <table:table-cell office:value-type="float" office:value="-0.00503223" calcext:value-type="float">
            <text:p>-0.00503223</text:p>
          </table:table-cell>
          <table:table-cell/>
          <table:table-cell office:value-type="float" office:value="0.125983" calcext:value-type="float">
            <text:p>0.125983</text:p>
          </table:table-cell>
        </table:table-row>
        <table:table-row table:style-name="ro1">
          <table:table-cell/>
          <table:table-cell office:value-type="float" office:value="0.0175676" calcext:value-type="float">
            <text:p>0.0175676</text:p>
          </table:table-cell>
          <table:table-cell office:value-type="float" office:value="0.079497" calcext:value-type="float">
            <text:p>0.079497</text:p>
          </table:table-cell>
          <table:table-cell office:value-type="float" office:value="0.00183553" calcext:value-type="float">
            <text:p>0.00183553</text:p>
          </table:table-cell>
          <table:table-cell office:value-type="float" office:value="0.0587278" calcext:value-type="float">
            <text:p>0.0587278</text:p>
          </table:table-cell>
          <table:table-cell office:value-type="float" office:value="0.0862181" calcext:value-type="float">
            <text:p>0.0862181</text:p>
          </table:table-cell>
          <table:table-cell office:value-type="float" office:value="0.172282" calcext:value-type="float">
            <text:p>0.172282</text:p>
          </table:table-cell>
          <table:table-cell office:value-type="float" office:value="-0.00247662" calcext:value-type="float">
            <text:p>-0.00247662</text:p>
          </table:table-cell>
          <table:table-cell office:value-type="float" office:value="-0.00480334" calcext:value-type="float">
            <text:p>-0.00480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9642" calcext:value-type="float">
            <text:p>0.079642</text:p>
          </table:table-cell>
          <table:table-cell office:value-type="float" office:value="0.0240196" calcext:value-type="float">
            <text:p>0.0240196</text:p>
          </table:table-cell>
          <table:table-cell office:value-type="float" office:value="0.0749135" calcext:value-type="float">
            <text:p>0.0749135</text:p>
          </table:table-cell>
          <table:table-cell office:value-type="float" office:value="0.0398662" calcext:value-type="float">
            <text:p>0.0398662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039296" calcext:value-type="float">
            <text:p>0.039296</text:p>
          </table:table-cell>
          <table:table-cell office:value-type="float" office:value="0.00942422" calcext:value-type="float">
            <text:p>0.00942422</text:p>
          </table:table-cell>
          <table:table-cell office:value-type="float" office:value="0.0207282" calcext:value-type="float">
            <text:p>0.02072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9497" calcext:value-type="float">
            <text:p>0.079497</text:p>
          </table:table-cell>
          <table:table-cell office:value-type="float" office:value="0.0742859" calcext:value-type="float">
            <text:p>0.0742859</text:p>
          </table:table-cell>
          <table:table-cell office:value-type="float" office:value="0.0244689" calcext:value-type="float">
            <text:p>0.0244689</text:p>
          </table:table-cell>
          <table:table-cell office:value-type="float" office:value="0.00331239" calcext:value-type="float">
            <text:p>0.00331239</text:p>
          </table:table-cell>
          <table:table-cell office:value-type="float" office:value="0.0129443" calcext:value-type="float">
            <text:p>0.0129443</text:p>
          </table:table-cell>
          <table:table-cell office:value-type="float" office:value="0.0146485" calcext:value-type="float">
            <text:p>0.0146485</text:p>
          </table:table-cell>
          <table:table-cell office:value-type="float" office:value="0.0146505" calcext:value-type="float">
            <text:p>0.0146505</text:p>
          </table:table-cell>
          <table:table-cell office:value-type="float" office:value="-0.00251307" calcext:value-type="float">
            <text:p>-0.00251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43023" calcext:value-type="float">
            <text:p>0.00943023</text:p>
          </table:table-cell>
          <table:table-cell office:value-type="float" office:value="0.164085" calcext:value-type="float">
            <text:p>0.164085</text:p>
          </table:table-cell>
          <table:table-cell office:value-type="float" office:value="-0.00497742" calcext:value-type="float">
            <text:p>-0.00497742</text:p>
          </table:table-cell>
          <table:table-cell office:value-type="float" office:value="0.0529628" calcext:value-type="float">
            <text:p>0.0529628</text:p>
          </table:table-cell>
          <table:table-cell office:value-type="float" office:value="-0.00392236" calcext:value-type="float">
            <text:p>-0.00392236</text:p>
          </table:table-cell>
          <table:table-cell office:value-type="float" office:value="0.00501809" calcext:value-type="float">
            <text:p>0.00501809</text:p>
          </table:table-cell>
          <table:table-cell office:value-type="float" office:value="0.0240551" calcext:value-type="float">
            <text:p>0.0240551</text:p>
          </table:table-cell>
          <table:table-cell office:value-type="float" office:value="0.0150385" calcext:value-type="float">
            <text:p>0.015038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0.0000565553" calcext:value-type="float">
            <text:p>5.66E-05</text:p>
          </table:table-cell>
          <table:table-cell office:value-type="float" office:value="0.181181" calcext:value-type="float">
            <text:p>0.181181</text:p>
          </table:table-cell>
          <table:table-cell office:value-type="float" office:value="-0.00253332" calcext:value-type="float">
            <text:p>-0.00253332</text:p>
          </table:table-cell>
          <table:table-cell office:value-type="float" office:value="0.755673" calcext:value-type="float">
            <text:p>0.755673</text:p>
          </table:table-cell>
          <table:table-cell office:value-type="float" office:value="0.0530317" calcext:value-type="float">
            <text:p>0.0530317</text:p>
          </table:table-cell>
          <table:table-cell office:value-type="float" office:value="0.0119473" calcext:value-type="float">
            <text:p>0.0119473</text:p>
          </table:table-cell>
          <table:table-cell office:value-type="float" office:value="0.0314084" calcext:value-type="float">
            <text:p>0.0314084</text:p>
          </table:table-cell>
          <table:table-cell office:value-type="float" office:value="0.0175676" calcext:value-type="float">
            <text:p>0.0175676</text:p>
          </table:table-cell>
          <table:table-cell/>
          <table:table-cell office:value-type="float" office:value="0.755673" calcext:value-type="float">
            <text:p>0.755673</text:p>
          </table:table-cell>
        </table:table-row>
        <table:table-row table:style-name="ro1">
          <table:table-cell/>
          <table:table-cell office:value-type="float" office:value="0.0682746" calcext:value-type="float">
            <text:p>0.0682746</text:p>
          </table:table-cell>
          <table:table-cell office:value-type="float" office:value="-0.0034404" calcext:value-type="float">
            <text:p>-0.0034404</text:p>
          </table:table-cell>
          <table:table-cell office:value-type="float" office:value="0.00315132" calcext:value-type="float">
            <text:p>0.00315132</text:p>
          </table:table-cell>
          <table:table-cell office:value-type="float" office:value="0.0436113" calcext:value-type="float">
            <text:p>0.0436113</text:p>
          </table:table-cell>
          <table:table-cell office:value-type="float" office:value="-0.00143232" calcext:value-type="float">
            <text:p>-0.00143232</text:p>
          </table:table-cell>
          <table:table-cell office:value-type="float" office:value="0.00309091" calcext:value-type="float">
            <text:p>0.00309091</text:p>
          </table:table-cell>
          <table:table-cell office:value-type="float" office:value="-0.00304526" calcext:value-type="float">
            <text:p>-0.00304526</text:p>
          </table:table-cell>
          <table:table-cell office:value-type="float" office:value="0.0146664" calcext:value-type="float">
            <text:p>0.0146664</text:p>
          </table:table-cell>
          <table:table-cell/>
          <table:table-cell office:value-type="float" office:value="0.0682746" calcext:value-type="float">
            <text:p>0.0682746</text:p>
          </table:table-cell>
        </table:table-row>
        <table:table-row table:style-name="ro1">
          <table:table-cell/>
          <table:table-cell office:value-type="float" office:value="-0.0041414" calcext:value-type="float">
            <text:p>-0.0041414</text:p>
          </table:table-cell>
          <table:table-cell office:value-type="float" office:value="0.0918692" calcext:value-type="float">
            <text:p>0.0918692</text:p>
          </table:table-cell>
          <table:table-cell office:value-type="float" office:value="0.189568" calcext:value-type="float">
            <text:p>0.189568</text:p>
          </table:table-cell>
          <table:table-cell office:value-type="float" office:value="0.00203503" calcext:value-type="float">
            <text:p>0.00203503</text:p>
          </table:table-cell>
          <table:table-cell office:value-type="float" office:value="-0.00103595" calcext:value-type="float">
            <text:p>-0.00103595</text:p>
          </table:table-cell>
          <table:table-cell office:value-type="float" office:value="-0.00504847" calcext:value-type="float">
            <text:p>-0.00504847</text:p>
          </table:table-cell>
          <table:table-cell office:value-type="float" office:value="-0.00323975" calcext:value-type="float">
            <text:p>-0.00323975</text:p>
          </table:table-cell>
          <table:table-cell office:value-type="float" office:value="0.189691" calcext:value-type="float">
            <text:p>0.189691</text:p>
          </table:table-cell>
          <table:table-cell/>
          <table:table-cell office:value-type="float" office:value="0.189691" calcext:value-type="float">
            <text:p>0.189691</text:p>
          </table:table-cell>
        </table:table-row>
        <table:table-row table:style-name="ro1">
          <table:table-cell/>
          <table:table-cell office:value-type="float" office:value="0.0240196" calcext:value-type="float">
            <text:p>0.0240196</text:p>
          </table:table-cell>
          <table:table-cell office:value-type="float" office:value="0.0206966" calcext:value-type="float">
            <text:p>0.0206966</text:p>
          </table:table-cell>
          <table:table-cell office:value-type="float" office:value="0.0747343" calcext:value-type="float">
            <text:p>0.0747343</text:p>
          </table:table-cell>
          <table:table-cell office:value-type="float" office:value="0.0921625" calcext:value-type="float">
            <text:p>0.0921625</text:p>
          </table:table-cell>
          <table:table-cell office:value-type="float" office:value="0.00138989" calcext:value-type="float">
            <text:p>0.00138989</text:p>
          </table:table-cell>
          <table:table-cell office:value-type="float" office:value="-0.00468158" calcext:value-type="float">
            <text:p>-0.00468158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0311507" calcext:value-type="float">
            <text:p>0.00311507</text:p>
          </table:table-cell>
          <table:table-cell/>
          <table:table-cell office:value-type="float" office:value="0.0921625" calcext:value-type="float">
            <text:p>0.0921625</text:p>
          </table:table-cell>
        </table:table-row>
        <table:table-row table:style-name="ro1">
          <table:table-cell/>
          <table:table-cell office:value-type="float" office:value="0.0351515" calcext:value-type="float">
            <text:p>0.0351515</text:p>
          </table:table-cell>
          <table:table-cell office:value-type="float" office:value="0.155764" calcext:value-type="float">
            <text:p>0.155764</text:p>
          </table:table-cell>
          <table:table-cell office:value-type="float" office:value="0.0917775" calcext:value-type="float">
            <text:p>0.0917775</text:p>
          </table:table-cell>
          <table:table-cell office:value-type="float" office:value="0.0015452" calcext:value-type="float">
            <text:p>0.0015452</text:p>
          </table:table-cell>
          <table:table-cell office:value-type="float" office:value="-0.0031972" calcext:value-type="float">
            <text:p>-0.0031972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00310299" calcext:value-type="float">
            <text:p>0.00310299</text:p>
          </table:table-cell>
          <table:table-cell office:value-type="float" office:value="-0.0021689" calcext:value-type="float">
            <text:p>-0.0021689</text:p>
          </table:table-cell>
          <table:table-cell/>
          <table:table-cell office:value-type="float" office:value="0.155764" calcext:value-type="float">
            <text:p>0.155764</text:p>
          </table:table-cell>
        </table:table-row>
        <table:table-row table:style-name="ro1">
          <table:table-cell/>
          <table:table-cell office:value-type="float" office:value="0.052871" calcext:value-type="float">
            <text:p>0.052871</text:p>
          </table:table-cell>
          <table:table-cell office:value-type="float" office:value="0.104411" calcext:value-type="float">
            <text:p>0.104411</text:p>
          </table:table-cell>
          <table:table-cell office:value-type="float" office:value="0.0865574" calcext:value-type="float">
            <text:p>0.0865574</text:p>
          </table:table-cell>
          <table:table-cell office:value-type="float" office:value="0.104422" calcext:value-type="float">
            <text:p>0.104422</text:p>
          </table:table-cell>
          <table:table-cell office:value-type="float" office:value="0.0795305" calcext:value-type="float">
            <text:p>0.0795305</text:p>
          </table:table-cell>
          <table:table-cell office:value-type="float" office:value="0.0437504" calcext:value-type="float">
            <text:p>0.0437504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0.0175676" calcext:value-type="float">
            <text:p>0.0175676</text:p>
          </table:table-cell>
          <table:table-cell/>
          <table:table-cell office:value-type="float" office:value="0.104422" calcext:value-type="float">
            <text:p>0.104422</text:p>
          </table:table-cell>
        </table:table-row>
        <table:table-row table:style-name="ro1">
          <table:table-cell/>
          <table:table-cell office:value-type="float" office:value="0.118069" calcext:value-type="float">
            <text:p>0.118069</text:p>
          </table:table-cell>
          <table:table-cell office:value-type="float" office:value="-0.0043056" calcext:value-type="float">
            <text:p>-0.0043056</text:p>
          </table:table-cell>
          <table:table-cell office:value-type="float" office:value="-0.0013595" calcext:value-type="float">
            <text:p>-0.0013595</text:p>
          </table:table-cell>
          <table:table-cell office:value-type="float" office:value="0.0920966" calcext:value-type="float">
            <text:p>0.0920966</text:p>
          </table:table-cell>
          <table:table-cell office:value-type="float" office:value="0.0244098" calcext:value-type="float">
            <text:p>0.0244098</text:p>
          </table:table-cell>
          <table:table-cell office:value-type="float" office:value="0.0175874" calcext:value-type="float">
            <text:p>0.0175874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240551" calcext:value-type="float">
            <text:p>0.0240551</text:p>
          </table:table-cell>
          <table:table-cell/>
          <table:table-cell office:value-type="float" office:value="0.118069" calcext:value-type="float">
            <text:p>0.118069</text:p>
          </table:table-cell>
        </table:table-row>
        <table:table-row table:style-name="ro1">
          <table:table-cell/>
          <table:table-cell office:value-type="float" office:value="0.530541" calcext:value-type="float">
            <text:p>0.530541</text:p>
          </table:table-cell>
          <table:table-cell office:value-type="float" office:value="0.207778" calcext:value-type="float">
            <text:p>0.207778</text:p>
          </table:table-cell>
          <table:table-cell office:value-type="float" office:value="-0.0033127" calcext:value-type="float">
            <text:p>-0.0033127</text:p>
          </table:table-cell>
          <table:table-cell office:value-type="float" office:value="-0.00459775" calcext:value-type="float">
            <text:p>-0.00459775</text:p>
          </table:table-cell>
          <table:table-cell office:value-type="float" office:value="0.0915463" calcext:value-type="float">
            <text:p>0.0915463</text:p>
          </table:table-cell>
          <table:table-cell office:value-type="float" office:value="0.132773" calcext:value-type="float">
            <text:p>0.132773</text:p>
          </table:table-cell>
          <table:table-cell office:value-type="float" office:value="0.0240551" calcext:value-type="float">
            <text:p>0.0240551</text:p>
          </table:table-cell>
          <table:table-cell office:value-type="float" office:value="0.0150385" calcext:value-type="float">
            <text:p>0.0150385</text:p>
          </table:table-cell>
          <table:table-cell/>
          <table:table-cell office:value-type="float" office:value="0.530541" calcext:value-type="float">
            <text:p>0.530541</text:p>
          </table:table-cell>
        </table:table-row>
      </table:table>
      <table:table table:name="Sheet8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sc_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4372" calcext:value-type="float">
            <text:p>0.654372</text:p>
          </table:table-cell>
          <table:table-cell office:value-type="float" office:value="0.0737623" calcext:value-type="float">
            <text:p>0.0737623</text:p>
          </table:table-cell>
          <table:table-cell office:value-type="float" office:value="0.687355" calcext:value-type="float">
            <text:p>0.687355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72111" calcext:value-type="float">
            <text:p>0.72111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.0738128" calcext:value-type="float">
            <text:p>0.0738128</text:p>
          </table:table-cell>
          <table:table-cell office:value-type="float" office:value="0.687348" calcext:value-type="float">
            <text:p>0.687348</text:p>
          </table:table-cell>
        </table:table-row>
        <table:table-row table:style-name="ro1">
          <table:table-cell/>
          <table:table-cell office:value-type="float" office:value="0.687333" calcext:value-type="float">
            <text:p>0.687333</text:p>
          </table:table-cell>
          <table:table-cell office:value-type="float" office:value="0.0482556" calcext:value-type="float">
            <text:p>0.0482556</text:p>
          </table:table-cell>
          <table:table-cell office:value-type="float" office:value="0.140081" calcext:value-type="float">
            <text:p>0.140081</text:p>
          </table:table-cell>
          <table:table-cell office:value-type="float" office:value="-0.000121212" calcext:value-type="float">
            <text:p>-0.000121212</text:p>
          </table:table-cell>
          <table:table-cell office:value-type="float" office:value="0.755693" calcext:value-type="float">
            <text:p>0.755693</text:p>
          </table:table-cell>
          <table:table-cell office:value-type="float" office:value="0.654402" calcext:value-type="float">
            <text:p>0.654402</text:p>
          </table:table-cell>
          <table:table-cell office:value-type="float" office:value="0.0682294" calcext:value-type="float">
            <text:p>0.0682294</text:p>
          </table:table-cell>
          <table:table-cell office:value-type="float" office:value="0.00315132" calcext:value-type="float">
            <text:p>0.00315132</text:p>
          </table:table-cell>
        </table:table-row>
        <table:table-row table:style-name="ro1">
          <table:table-cell/>
          <table:table-cell office:value-type="float" office:value="0.0980143" calcext:value-type="float">
            <text:p>0.0980143</text:p>
          </table:table-cell>
          <table:table-cell office:value-type="float" office:value="0.883012" calcext:value-type="float">
            <text:p>0.883012</text:p>
          </table:table-cell>
          <table:table-cell office:value-type="float" office:value="0.0435959" calcext:value-type="float">
            <text:p>0.0435959</text:p>
          </table:table-cell>
          <table:table-cell office:value-type="float" office:value="0.0351691" calcext:value-type="float">
            <text:p>0.0351691</text:p>
          </table:table-cell>
          <table:table-cell office:value-type="float" office:value="0.827233" calcext:value-type="float">
            <text:p>0.827233</text:p>
          </table:table-cell>
          <table:table-cell office:value-type="float" office:value="0.0175755" calcext:value-type="float">
            <text:p>0.0175755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0.207697" calcext:value-type="float">
            <text:p>0.207697</text:p>
          </table:table-cell>
        </table:table-row>
        <table:table-row table:style-name="ro1">
          <table:table-cell/>
          <table:table-cell office:value-type="float" office:value="0.118143" calcext:value-type="float">
            <text:p>0.118143</text:p>
          </table:table-cell>
          <table:table-cell office:value-type="float" office:value="0.864218" calcext:value-type="float">
            <text:p>0.864218</text:p>
          </table:table-cell>
          <table:table-cell office:value-type="float" office:value="-0.00499975" calcext:value-type="float">
            <text:p>-0.00499975</text:p>
          </table:table-cell>
          <table:table-cell office:value-type="float" office:value="0.0240354" calcext:value-type="float">
            <text:p>0.0240354</text:p>
          </table:table-cell>
          <table:table-cell office:value-type="float" office:value="0.687355" calcext:value-type="float">
            <text:p>0.687355</text:p>
          </table:table-cell>
          <table:table-cell office:value-type="float" office:value="0.0738371" calcext:value-type="float">
            <text:p>0.0738371</text:p>
          </table:table-cell>
          <table:table-cell office:value-type="float" office:value="0.0206966" calcext:value-type="float">
            <text:p>0.0206966</text:p>
          </table:table-cell>
          <table:table-cell office:value-type="float" office:value="0.321507" calcext:value-type="float">
            <text:p>0.321507</text:p>
          </table:table-cell>
        </table:table-row>
        <table:table-row table:style-name="ro1">
          <table:table-cell/>
          <table:table-cell office:value-type="float" office:value="0.845625" calcext:value-type="float">
            <text:p>0.845625</text:p>
          </table:table-cell>
          <table:table-cell office:value-type="float" office:value="-0.00141412" calcext:value-type="float">
            <text:p>-0.00141412</text:p>
          </table:table-cell>
          <table:table-cell office:value-type="float" office:value="-0.00011313" calcext:value-type="float">
            <text:p>-0.00011313</text:p>
          </table:table-cell>
          <table:table-cell office:value-type="float" office:value="0.827232" calcext:value-type="float">
            <text:p>0.827232</text:p>
          </table:table-cell>
          <table:table-cell office:value-type="float" office:value="0.00503216" calcext:value-type="float">
            <text:p>0.00503216</text:p>
          </table:table-cell>
          <table:table-cell office:value-type="float" office:value="0.118168" calcext:value-type="float">
            <text:p>0.118168</text:p>
          </table:table-cell>
          <table:table-cell office:value-type="float" office:value="0.132562" calcext:value-type="float">
            <text:p>0.132562</text:p>
          </table:table-cell>
          <table:table-cell office:value-type="float" office:value="0.111198" calcext:value-type="float">
            <text:p>0.111198</text:p>
          </table:table-cell>
        </table:table-row>
        <table:table-row table:style-name="ro1">
          <table:table-cell/>
          <table:table-cell office:value-type="float" office:value="0.883012" calcext:value-type="float">
            <text:p>0.883012</text:p>
          </table:table-cell>
          <table:table-cell office:value-type="float" office:value="0.0351691" calcext:value-type="float">
            <text:p>0.0351691</text:p>
          </table:table-cell>
          <table:table-cell office:value-type="float" office:value="0.344824" calcext:value-type="float">
            <text:p>0.344824</text:p>
          </table:table-cell>
          <table:table-cell office:value-type="float" office:value="0.381291" calcext:value-type="float">
            <text:p>0.381291</text:p>
          </table:table-cell>
          <table:table-cell office:value-type="float" office:value="0.80904" calcext:value-type="float">
            <text:p>0.80904</text:p>
          </table:table-cell>
          <table:table-cell office:value-type="float" office:value="0.180784" calcext:value-type="float">
            <text:p>0.180784</text:p>
          </table:table-cell>
          <table:table-cell office:value-type="float" office:value="-0.00504847" calcext:value-type="float">
            <text:p>-0.00504847</text:p>
          </table:table-cell>
          <table:table-cell office:value-type="float" office:value="0.721105" calcext:value-type="float">
            <text:p>0.721105</text:p>
          </table:table-cell>
        </table:table-row>
        <table:table-row table:style-name="ro1">
          <table:table-cell/>
          <table:table-cell office:value-type="float" office:value="0.827234" calcext:value-type="float">
            <text:p>0.827234</text:p>
          </table:table-cell>
          <table:table-cell office:value-type="float" office:value="0.0528481" calcext:value-type="float">
            <text:p>0.0528481</text:p>
          </table:table-cell>
          <table:table-cell office:value-type="float" office:value="0.0685117" calcext:value-type="float">
            <text:p>0.0685117</text:p>
          </table:table-cell>
          <table:table-cell office:value-type="float" office:value="0.299006" calcext:value-type="float">
            <text:p>0.299006</text:p>
          </table:table-cell>
          <table:table-cell office:value-type="float" office:value="0.0528882" calcext:value-type="float">
            <text:p>0.0528882</text:p>
          </table:table-cell>
          <table:table-cell office:value-type="float" office:value="0.147853" calcext:value-type="float">
            <text:p>0.147853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827233" calcext:value-type="float">
            <text:p>0.827233</text:p>
          </table:table-cell>
        </table:table-row>
        <table:table-row table:style-name="ro1">
          <table:table-cell/>
          <table:table-cell office:value-type="float" office:value="-0.00464646" calcext:value-type="float">
            <text:p>-0.00464646</text:p>
          </table:table-cell>
          <table:table-cell office:value-type="float" office:value="-0.000125252" calcext:value-type="float">
            <text:p>-0.000125252</text:p>
          </table:table-cell>
          <table:table-cell office:value-type="float" office:value="0.180787" calcext:value-type="float">
            <text:p>0.180787</text:p>
          </table:table-cell>
          <table:table-cell office:value-type="float" office:value="-0.0040846" calcext:value-type="float">
            <text:p>-0.0040846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670746" calcext:value-type="float">
            <text:p>0.670746</text:p>
          </table:table-cell>
          <table:table-cell office:value-type="float" office:value="0.809041" calcext:value-type="float">
            <text:p>0.809041</text:p>
          </table:table-cell>
          <table:table-cell office:value-type="float" office:value="0.80904" calcext:value-type="float">
            <text:p>0.80904</text:p>
          </table:table-cell>
        </table:table-row>
        <table:table-row table:style-name="ro1">
          <table:table-cell/>
          <table:table-cell office:value-type="float" office:value="-0.0041414" calcext:value-type="float">
            <text:p>-0.0041414</text:p>
          </table:table-cell>
          <table:table-cell office:value-type="float" office:value="-0.00472622" calcext:value-type="float">
            <text:p>-0.00472622</text:p>
          </table:table-cell>
          <table:table-cell office:value-type="float" office:value="0.773265" calcext:value-type="float">
            <text:p>0.773265</text:p>
          </table:table-cell>
          <table:table-cell office:value-type="float" office:value="0.755672" calcext:value-type="float">
            <text:p>0.755672</text:p>
          </table:table-cell>
          <table:table-cell office:value-type="float" office:value="-0.0041414" calcext:value-type="float">
            <text:p>-0.0041414</text:p>
          </table:table-cell>
          <table:table-cell office:value-type="float" office:value="0.773261" calcext:value-type="float">
            <text:p>0.773261</text:p>
          </table:table-cell>
          <table:table-cell office:value-type="float" office:value="0.721105" calcext:value-type="float">
            <text:p>0.721105</text:p>
          </table:table-cell>
          <table:table-cell office:value-type="float" office:value="0.827234" calcext:value-type="float">
            <text:p>0.827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000/00/00</text:date>, <text:time style:data-style-name="N2" text:time-value="18:07:28.62078372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28:53.804732038</meta:creation-date>
    <meta:editing-duration>P4DT15H25M1S</meta:editing-duration>
    <meta:editing-cycles>24</meta:editing-cycles>
    <meta:generator>LibreOffice/5.1.6.2$Linux_X86_64 LibreOffice_project/10m0$Build-2</meta:generator>
    <dc:date>2020-04-21T22:17:51.872414330</dc:date>
    <meta:document-statistic meta:table-count="8" meta:cell-count="1211" meta:object-count="0"/>
  </office:meta>
</office:document-meta>
</file>